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0A0000000ADFBE81A4.gi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6917in" table:align="left" style:writing-mode="lr-tb"/>
    </style:style>
    <style:style style:name="Table1.A" style:family="table-column">
      <style:table-column-properties style:column-width="1.2111in"/>
    </style:style>
    <style:style style:name="Table1.B" style:family="table-column">
      <style:table-column-properties style:column-width="1.2118in"/>
    </style:style>
    <style:style style:name="Table1.1" style:family="table-row">
      <style:table-row-properties style:min-row-height="0.6972in"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2" style:family="table-row">
      <style:table-row-properties style:min-row-height="0.6979in" style:keep-together="true" fo:keep-together="auto"/>
    </style:style>
    <style:style style:name="Table2" style:family="table">
      <style:table-properties style:width="6.2424in" fo:margin-left="0.0181in" fo:margin-right="0.0069in" table:align="margins" style:writing-mode="lr-tb"/>
    </style:style>
    <style:style style:name="Table2.A" style:family="table-column">
      <style:table-column-properties style:column-width="3.1132in" style:rel-column-width="32683*"/>
    </style:style>
    <style:style style:name="Table2.B" style:family="table-column">
      <style:table-column-properties style:column-width="3.1292in" style:rel-column-width="3285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end" style:justify-single-word="false"/>
      <style:text-properties fo:language="zxx" fo:country="none" style:language-asian="zxx" style:country-asian="none"/>
    </style:style>
    <style:style style:name="P3" style:family="paragraph" style:parent-style-name="Standard">
      <style:text-properties style:font-name="Arial" fo:font-size="20pt" style:letter-kerning="true" style:font-size-asian="20pt"/>
    </style:style>
    <style:style style:name="P4" style:family="paragraph" style:parent-style-name="Standard">
      <style:paragraph-properties fo:text-align="justify" style:justify-single-word="false"/>
      <style:text-properties style:font-name="Arial" fo:font-size="20pt" style:letter-kerning="true" style:font-size-asian="20pt"/>
    </style:style>
    <style:style style:name="P5" style:family="paragraph" style:parent-style-name="Standard">
      <style:paragraph-properties style:snap-to-layout-grid="false"/>
      <style:text-properties style:font-name="Arial" fo:font-size="11pt" fo:font-weight="bold" style:letter-kerning="true" style:font-size-asian="11pt" style:font-weight-asian="bold" style:font-name-complex="Arial" style:font-size-complex="11pt"/>
    </style:style>
    <style:style style:name="P6" style:family="paragraph" style:parent-style-name="Standard">
      <style:paragraph-properties fo:line-height="150%" style:snap-to-layout-grid="false"/>
      <style:text-properties style:font-name="Arial" fo:font-size="11pt" fo:font-weight="bold" style:letter-kerning="true" style:font-size-asian="11pt" style:font-weight-asian="bold" style:font-name-complex="Arial" style:font-size-complex="11pt"/>
    </style:style>
    <style:style style:name="P7" style:family="paragraph" style:parent-style-name="Standard">
      <style:paragraph-properties fo:line-height="150%" style:snap-to-layout-grid="false"/>
      <style:text-properties style:font-name="Arial" fo:font-size="11pt" style:letter-kerning="true" style:font-size-asian="11pt" style:font-name-complex="Arial" style:font-size-complex="11pt"/>
    </style:style>
    <style:style style:name="P8" style:family="paragraph" style:parent-style-name="Standard">
      <style:text-properties style:font-name="Arial" fo:font-size="18pt" style:letter-kerning="true" style:font-size-asian="18pt" style:font-size-complex="18pt"/>
    </style:style>
    <style:style style:name="P9" style:family="paragraph" style:parent-style-name="Standard">
      <style:text-properties style:font-name="Arial" fo:font-size="15pt" style:letter-kerning="true" style:font-size-asian="15pt" style:font-size-complex="15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3.0311in"/>
        </style:tab-stops>
      </style:paragraph-properties>
    </style:style>
    <style:style style:name="P12" style:family="paragraph" style:parent-style-name="Standard">
      <style:text-properties fo:font-size="11pt" style:font-size-asian="11pt" style:font-size-complex="11pt"/>
    </style:style>
    <style:style style:name="P13" style:family="paragraph" style:parent-style-name="Standard">
      <style:text-properties fo:font-size="11pt" fo:font-weight="bold" style:font-size-asian="11pt" style:font-weight-asian="bold" style:font-size-complex="11pt" style:font-weight-complex="bold"/>
    </style:style>
    <style:style style:name="P14" style:family="paragraph" style:parent-style-name="Standard">
      <style:text-properties fo:font-size="10pt" style:letter-kerning="true" style:font-size-asian="10pt"/>
    </style:style>
    <style:style style:name="P15" style:family="paragraph" style:parent-style-name="Standard">
      <style:text-properties style:letter-kerning="true"/>
    </style:style>
    <style:style style:name="P16" style:family="paragraph" style:parent-style-name="Standard">
      <style:paragraph-properties style:snap-to-layout-grid="false"/>
    </style:style>
    <style:style style:name="P17" style:family="paragraph" style:parent-style-name="Standard">
      <style:paragraph-properties fo:line-height="150%" style:snap-to-layout-grid="false"/>
    </style:style>
    <style:style style:name="P18" style:family="paragraph" style:parent-style-name="Standard">
      <style:text-properties fo:font-style="italic" style:letter-kerning="true" style:font-style-asian="italic"/>
    </style:style>
    <style:style style:name="P19" style:family="paragraph" style:parent-style-name="Standard">
      <style:paragraph-properties fo:text-align="justify" style:justify-single-word="false"/>
      <style:text-properties fo:font-style="italic" style:font-style-asian="italic" style:font-style-complex="italic"/>
    </style:style>
    <style:style style:name="P20" style:family="paragraph" style:parent-style-name="Standard">
      <style:paragraph-properties fo:text-align="justify" style:justify-single-word="false"/>
      <style:text-properties fo:color="#ff0000"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properties style:use-window-font-color="true"/>
    </style:style>
    <style:style style:name="P23" style:family="paragraph" style:parent-style-name="Standard">
      <style:paragraph-properties fo:text-align="justify" style:justify-single-word="false"/>
      <style:text-properties style:use-window-font-color="true" style:text-line-through-style="none"/>
    </style:style>
    <style:style style:name="P24" style:family="paragraph" style:parent-style-name="Standard">
      <style:text-properties fo:color="#0000ff" fo:font-weight="bold" style:font-weight-asian="bold" style:font-weight-complex="bold"/>
    </style:style>
    <style:style style:name="P25" style:family="paragraph" style:parent-style-name="Standard">
      <style:paragraph-properties fo:text-align="justify" style:justify-single-word="false"/>
      <style:text-properties fo:color="#0000ff" fo:font-weight="bold" style:font-weight-asian="bold" style:font-weight-complex="bold"/>
    </style:style>
    <style:style style:name="P26" style:family="paragraph" style:parent-style-name="Standard">
      <style:text-properties fo:color="#5e11a6"/>
    </style:style>
    <style:style style:name="P27" style:family="paragraph" style:parent-style-name="Standard">
      <style:text-properties style:font-name="ARial" fo:font-size="11pt" fo:font-weight="bold" style:font-size-asian="11pt" style:font-weight-asian="bold" style:font-size-complex="11pt" style:font-weight-complex="bold"/>
    </style:style>
    <style:style style:name="P28" style:family="paragraph" style:parent-style-name="Standard">
      <style:paragraph-properties fo:margin-left="0.2846in" fo:margin-right="0in" fo:text-align="justify" style:justify-single-word="false" fo:text-indent="0in" style:auto-text-indent="false"/>
    </style:style>
    <style:style style:name="P29" style:family="paragraph" style:parent-style-name="Standard">
      <style:paragraph-properties fo:margin-left="0.2846in" fo:margin-right="0in" fo:text-indent="0.2154in" style:auto-text-indent="false"/>
    </style:style>
    <style:style style:name="P30" style:family="paragraph" style:parent-style-name="Standard">
      <style:paragraph-properties fo:margin-left="0.2846in" fo:margin-right="0in" fo:text-align="justify" style:justify-single-word="false" fo:text-indent="0.2154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text-align="justify" style:justify-single-word="false" fo:text-indent="0in" style:auto-text-indent="false"/>
    </style:style>
    <style:style style:name="P33" style:family="paragraph" style:parent-style-name="Standard">
      <style:paragraph-properties fo:margin-left="0.5in" fo:margin-right="0in" fo:text-indent="0in" style:auto-text-indent="false"/>
      <style:text-properties fo:color="#008000" fo:font-weight="bold" style:font-weight-asian="bold"/>
    </style:style>
    <style:style style:name="P34" style:family="paragraph" style:parent-style-name="Standard">
      <style:paragraph-properties fo:margin-left="0.5in" fo:margin-right="0in" fo:text-indent="0in" style:auto-text-indent="false"/>
      <style:text-properties fo:color="#008000" fo:font-size="11pt" fo:font-weight="bold" style:font-size-asian="11pt" style:font-weight-asian="bold" style:font-size-complex="11pt"/>
    </style:style>
    <style:style style:name="P35" style:family="paragraph" style:parent-style-name="Standard">
      <style:paragraph-properties fo:margin-left="0.5in" fo:margin-right="0in" fo:text-indent="0in" style:auto-text-indent="false"/>
      <style:text-properties fo:font-size="11pt" style:font-size-asian="11pt" style:font-size-complex="11pt"/>
    </style:style>
    <style:style style:name="P36"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37" style:family="paragraph" style:parent-style-name="Standard">
      <style:paragraph-properties fo:margin-left="0.5in" fo:margin-right="0in" fo:text-indent="0in" style:auto-text-indent="false"/>
      <style:text-properties fo:font-weight="bold" style:font-weight-asian="bold"/>
    </style:style>
    <style:style style:name="P38" style:family="paragraph" style:parent-style-name="Standard">
      <style:paragraph-properties fo:margin-left="0.5in" fo:margin-right="0in" fo:text-align="justify" style:justify-single-word="false" fo:text-indent="0in" style:auto-text-indent="false"/>
      <style:text-properties style:use-window-font-color="true" style:text-line-through-style="none"/>
    </style:style>
    <style:style style:name="P39" style:family="paragraph" style:parent-style-name="Standard">
      <style:paragraph-properties fo:margin-left="0.5in" fo:margin-right="0in" fo:text-align="justify" style:justify-single-word="false" fo:text-indent="0in" style:auto-text-indent="false"/>
      <style:text-properties style:use-window-font-color="true" style:text-line-through-style="none" fo:font-weight="bold" style:font-weight-asian="bold"/>
    </style:style>
    <style:style style:name="P40" style:family="paragraph" style:parent-style-name="Standard">
      <style:paragraph-properties fo:margin-left="0.5in" fo:margin-right="0in" fo:text-align="justify" style:justify-single-word="false" fo:text-indent="0in" style:auto-text-indent="false"/>
      <style:text-properties fo:color="#ff0000" style:text-line-through-style="none" fo:font-weight="bold" style:font-weight-asian="bold"/>
    </style:style>
    <style:style style:name="P41" style:family="paragraph" style:parent-style-name="Standard">
      <style:paragraph-properties fo:margin-left="0.5in" fo:margin-right="0in" fo:text-indent="-0.25in" style:auto-text-indent="false"/>
    </style:style>
    <style:style style:name="P42" style:family="paragraph" style:parent-style-name="Standard">
      <style:paragraph-properties fo:margin-left="0.5in" fo:margin-right="0in" fo:text-align="justify" style:justify-single-word="false" fo:text-indent="-0.25in" style:auto-text-indent="false"/>
      <style:text-properties style:use-window-font-color="true" style:text-line-through-style="none"/>
    </style:style>
    <style:style style:name="P43" style:family="paragraph" style:parent-style-name="Standard">
      <style:paragraph-properties fo:margin-left="0.5in" fo:margin-right="0in" fo:text-align="justify" style:justify-single-word="false" fo:text-indent="-0.25in" style:auto-text-indent="false"/>
    </style:style>
    <style:style style:name="P44" style:family="paragraph" style:parent-style-name="Standard">
      <style:paragraph-properties fo:margin-left="0.25in" fo:margin-right="0in" fo:text-indent="0in" style:auto-text-indent="false"/>
    </style:style>
    <style:style style:name="P45" style:family="paragraph" style:parent-style-name="Standard">
      <style:paragraph-properties fo:margin-left="0.25in" fo:margin-right="0in" fo:text-indent="0in" style:auto-text-indent="false"/>
      <style:text-properties fo:font-size="11pt" style:font-size-asian="11pt" style:font-size-complex="11pt"/>
    </style:style>
    <style:style style:name="P46" style:family="paragraph" style:parent-style-name="Standard">
      <style:paragraph-properties fo:margin-left="0.25in" fo:margin-right="0in" fo:text-align="justify" style:justify-single-word="false" fo:text-indent="0in" style:auto-text-indent="false"/>
    </style:style>
    <style:style style:name="P47" style:family="paragraph" style:parent-style-name="Standard">
      <style:paragraph-properties fo:margin-left="0.25in" fo:margin-right="0in" fo:text-align="justify" style:justify-single-word="false" fo:text-indent="0in" style:auto-text-indent="false"/>
      <style:text-properties fo:color="#ff0000" fo:font-weight="bold" style:font-weight-asian="bold"/>
    </style:style>
    <style:style style:name="P48" style:family="paragraph" style:parent-style-name="Standard">
      <style:paragraph-properties fo:margin-left="0.25in" fo:margin-right="0in" fo:text-align="justify" style:justify-single-word="false" fo:text-indent="0in" style:auto-text-indent="false"/>
      <style:text-properties style:use-window-font-color="true" style:text-line-through-style="none"/>
    </style:style>
    <style:style style:name="P49" style:family="paragraph" style:parent-style-name="Standard">
      <style:paragraph-properties fo:margin-left="0.25in" fo:margin-right="0in" fo:text-indent="0.25in" style:auto-text-indent="false"/>
    </style:style>
    <style:style style:name="P50" style:family="paragraph" style:parent-style-name="Standard">
      <style:paragraph-properties fo:margin-left="0.25in" fo:margin-right="0in" fo:text-indent="0.25in" style:auto-text-indent="false"/>
      <style:text-properties fo:color="#ff0000"/>
    </style:style>
    <style:style style:name="P51" style:family="paragraph" style:parent-style-name="Standard">
      <style:paragraph-properties fo:margin-left="0.25in" fo:margin-right="0in" fo:text-indent="0.25in" style:auto-text-indent="false"/>
      <style:text-properties fo:font-size="11pt" style:font-size-asian="11pt" style:font-size-complex="11pt"/>
    </style:style>
    <style:style style:name="P52" style:family="paragraph" style:parent-style-name="Standard">
      <style:paragraph-properties fo:margin-top="0.1945in" fo:margin-bottom="0.1945in"/>
    </style:style>
    <style:style style:name="P53" style:family="paragraph" style:parent-style-name="Standard">
      <style:paragraph-properties fo:margin-left="1.3752in" fo:margin-right="2.3752in" fo:text-indent="0in" style:auto-text-indent="false" fo:padding-left="0in" fo:padding-right="0in" fo:padding-top="0.0138in" fo:padding-bottom="0.2362in" fo:border="0.0071in solid #000000"/>
      <style:text-properties style:font-name="Arial" fo:font-size="10pt" style:letter-kerning="true" style:font-size-asian="10pt"/>
    </style:style>
    <style:style style:name="P54" style:family="paragraph" style:parent-style-name="Standard">
      <style:paragraph-properties fo:margin-left="1in" fo:margin-right="0in" fo:text-indent="0in" style:auto-text-indent="false"/>
      <style:text-properties fo:font-size="10pt" style:font-size-asian="10pt" style:font-size-complex="10pt"/>
    </style:style>
    <style:style style:name="P55" style:family="paragraph" style:parent-style-name="Standard">
      <style:paragraph-properties fo:margin-left="0.5in" fo:margin-right="0in" fo:text-indent="0.5in" style:auto-text-indent="false"/>
      <style:text-properties fo:font-size="10pt" style:font-size-asian="10pt" style:font-size-complex="10pt"/>
    </style:style>
    <style:style style:name="P56" style:family="paragraph" style:parent-style-name="Text_20_body">
      <style:paragraph-properties fo:margin-left="0.5in" fo:margin-right="0in" fo:text-indent="0.5in" style:auto-text-indent="false"/>
      <style:text-properties fo:font-size="10pt" style:font-size-asian="10pt" style:font-size-complex="10pt"/>
    </style:style>
    <style:style style:name="P57" style:family="paragraph" style:parent-style-name="Text_20_body">
      <style:text-properties fo:language="zxx" fo:country="none" style:language-asian="zxx" style:country-asian="none"/>
    </style:style>
    <style:style style:name="P58" style:family="paragraph" style:parent-style-name="Text_20_body">
      <style:text-properties style:font-name="Arial" style:font-name-complex="Arial"/>
    </style:style>
    <style:style style:name="P59" style:family="paragraph" style:parent-style-name="Text_20_body">
      <style:text-properties style:font-name="Arial" fo:font-weight="bold" style:font-weight-asian="bold" style:font-name-complex="Arial"/>
    </style:style>
    <style:style style:name="P60" style:family="paragraph" style:parent-style-name="Text_20_body">
      <style:text-properties style:font-name="Arial" fo:font-size="10pt" style:font-size-asian="10pt" style:font-name-complex="Arial"/>
    </style:style>
    <style:style style:name="P61" style:family="paragraph" style:parent-style-name="Text_20_body">
      <style:text-properties style:font-name="Arial" fo:font-size="10pt" fo:font-weight="bold" style:font-size-asian="10pt" style:font-weight-asian="bold" style:font-name-complex="Arial" style:font-weight-complex="bold"/>
    </style:style>
    <style:style style:name="P62" style:family="paragraph" style:parent-style-name="Text_20_body">
      <style:text-properties style:font-name="Arial" fo:font-size="10pt" style:letter-kerning="true" style:font-size-asian="10pt" style:font-name-complex="Arial" style:font-size-complex="18pt"/>
    </style:style>
    <style:style style:name="P63" style:family="paragraph" style:parent-style-name="Text_20_body">
      <style:paragraph-properties fo:text-align="start" style:justify-single-word="false"/>
    </style:style>
    <style:style style:name="P64" style:family="paragraph" style:parent-style-name="Text_20_body">
      <style:text-properties fo:font-size="10pt" style:font-size-asian="10pt" style:font-size-complex="10pt"/>
    </style:style>
    <style:style style:name="P65" style:family="paragraph" style:parent-style-name="Text_20_body">
      <style:paragraph-properties fo:margin-left="0in" fo:margin-right="0in" fo:text-indent="0.25in" style:auto-text-indent="false"/>
      <style:text-properties fo:font-style="italic" style:font-style-asian="italic"/>
    </style:style>
    <style:style style:name="P66" style:family="paragraph" style:parent-style-name="Standard">
      <style:paragraph-properties fo:margin-left="0in" fo:margin-right="0in" fo:text-align="justify" style:justify-single-word="false" fo:text-indent="0in" style:auto-text-indent="false"/>
    </style:style>
    <style:style style:name="P67" style:family="paragraph" style:parent-style-name="Standard">
      <style:paragraph-properties fo:margin-left="0in" fo:margin-right="0in" fo:text-align="justify" style:justify-single-word="false" fo:text-indent="0in" style:auto-text-indent="false"/>
      <style:text-properties style:use-window-font-color="true" fo:font-weight="normal" style:font-weight-asian="normal" style:font-weight-complex="normal"/>
    </style:style>
    <style:style style:name="P68" style:family="paragraph" style:parent-style-name="Standard">
      <style:paragraph-properties fo:padding="0in" fo:border="none" style:shadow="none"/>
      <style:text-properties style:font-name="Courier New" fo:font-size="11pt" fo:language="pt" fo:country="BR" style:font-name-asian="Times New Roman" style:font-size-asian="11pt" style:font-name-complex="Courier New" style:font-size-complex="11pt"/>
    </style:style>
    <style:style style:name="P69" style:family="paragraph" style:parent-style-name="Standard">
      <style:paragraph-properties fo:padding="0in" fo:border="none" style:shadow="none" style:text-autospace="none"/>
      <style:text-properties style:font-name="Courier New" fo:font-size="11pt" fo:language="pt" fo:country="BR" style:font-name-asian="Times New Roman" style:font-size-asian="11pt" style:font-name-complex="Courier New" style:font-size-complex="11pt"/>
    </style:style>
    <style:style style:name="P70" style:family="paragraph" style:parent-style-name="Standard">
      <style:paragraph-properties fo:padding="0in" fo:border="none" style:shadow="none"/>
      <style:text-properties style:font-name="Courier New" fo:font-size="11pt" style:letter-kerning="true" style:font-size-asian="11pt" style:font-name-complex="Courier New" style:font-size-complex="11pt"/>
    </style:style>
    <style:style style:name="P71" style:family="paragraph" style:parent-style-name="Standard">
      <style:paragraph-properties fo:padding="0.0201in" fo:border="0.0008in solid #000000" style:shadow="none"/>
      <style:text-properties style:font-name="Courier New" fo:font-size="11pt" style:letter-kerning="true" style:font-size-asian="11pt" style:font-name-complex="Courier New" style:font-size-complex="11pt"/>
    </style:style>
    <style:style style:name="P72" style:family="paragraph" style:parent-style-name="Standard">
      <style:paragraph-properties fo:padding="0.0201in" fo:border="0.0008in solid #000000" style:shadow="none"/>
      <style:text-properties style:font-name="Courier New" fo:font-size="11pt" fo:language="pt" fo:country="BR" style:font-name-asian="Times New Roman" style:font-size-asian="11pt" style:font-name-complex="Courier New" style:font-size-complex="11pt"/>
    </style:style>
    <style:style style:name="P73" style:family="paragraph" style:parent-style-name="Standard">
      <style:paragraph-properties fo:padding="0.0201in" fo:border="0.0008in solid #000000" style:shadow="none" style:text-autospace="none"/>
      <style:text-properties style:font-name="Courier New" fo:font-size="11pt" fo:language="pt" fo:country="BR" style:font-name-asian="Times New Roman" style:font-size-asian="11pt" style:font-name-complex="Courier New" style:font-size-complex="11pt"/>
    </style:style>
    <style:style style:name="P74" style:family="paragraph" style:parent-style-name="Standard">
      <style:text-properties style:use-window-font-color="true"/>
    </style:style>
    <style:style style:name="P75" style:family="paragraph" style:parent-style-name="Standard" style:list-style-name="L2">
      <style:paragraph-properties fo:text-align="justify" style:justify-single-word="false"/>
      <style:text-properties style:use-window-font-color="true"/>
    </style:style>
    <style:style style:name="P76" style:family="paragraph" style:parent-style-name="Standard" style:list-style-name="L2">
      <style:paragraph-properties fo:text-align="justify" style:justify-single-word="false">
        <style:tab-stops>
          <style:tab-stop style:position="0.8543in"/>
        </style:tab-stops>
      </style:paragraph-properties>
      <style:text-properties style:use-window-font-color="true"/>
    </style:style>
    <style:style style:name="P77" style:family="paragraph" style:parent-style-name="Standard" style:list-style-name="L2">
      <style:paragraph-properties fo:text-align="start" style:justify-single-word="false"/>
      <style:text-properties style:use-window-font-color="true"/>
    </style:style>
    <style:style style:name="P78" style:family="paragraph" style:parent-style-name="Standard" style:list-style-name="L2">
      <style:paragraph-properties fo:text-align="justify" style:justify-single-word="false">
        <style:tab-stops>
          <style:tab-stop style:position="0.8543in"/>
        </style:tab-stops>
      </style:paragraph-properties>
      <style:text-properties style:use-window-font-color="true" fo:font-weight="normal" style:font-weight-asian="normal" style:font-weight-complex="normal"/>
    </style:style>
    <style:style style:name="P79" style:family="paragraph" style:parent-style-name="Standard" style:list-style-name="L3">
      <style:paragraph-properties fo:text-align="justify" style:justify-single-word="false"/>
    </style:style>
    <style:style style:name="P80" style:family="paragraph" style:parent-style-name="Standard" style:list-style-name="L4">
      <style:paragraph-properties fo:text-align="justify" style:justify-single-word="false"/>
    </style:style>
    <style:style style:name="P81" style:family="paragraph" style:parent-style-name="Standard" style:list-style-name="L5">
      <style:paragraph-properties fo:text-align="justify" style:justify-single-word="false"/>
    </style:style>
    <style:style style:name="P82" style:family="paragraph" style:parent-style-name="Standard" style:list-style-name="L6">
      <style:paragraph-properties fo:text-align="justify" style:justify-single-word="false"/>
    </style:style>
    <style:style style:name="P83" style:family="paragraph" style:parent-style-name="Standard" style:list-style-name="L7">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9">
      <style:paragraph-properties fo:text-align="justify" style:justify-single-word="false"/>
    </style:style>
    <style:style style:name="P86" style:family="paragraph" style:parent-style-name="Standard">
      <style:text-properties fo:font-size="11pt" style:letter-kerning="true" style:font-size-asian="11pt" style:font-size-complex="11pt"/>
    </style:style>
    <style:style style:name="P87" style:family="paragraph" style:parent-style-name="Standard" style:list-style-name="L4">
      <style:paragraph-properties fo:text-align="justify" style:justify-single-word="false"/>
      <style:text-properties fo:color="#ff0000" fo:font-weight="bold" style:font-weight-asian="bold" style:font-weight-complex="bold"/>
    </style:style>
    <style:style style:name="P88" style:family="paragraph" style:parent-style-name="Standard" style:list-style-name="L5">
      <style:paragraph-properties fo:text-align="justify" style:justify-single-word="false"/>
      <style:text-properties fo:color="#ff0000" fo:font-weight="bold" style:font-weight-asian="bold" style:font-weight-complex="bold"/>
    </style:style>
    <style:style style:name="P89" style:family="paragraph" style:parent-style-name="Standard" style:list-style-name="L5">
      <style:paragraph-properties fo:text-align="justify" style:justify-single-word="false"/>
      <style:text-properties fo:color="#0000ff" fo:font-weight="bold" style:font-weight-asian="bold" style:font-weight-complex="bold"/>
    </style:style>
    <style:style style:name="P90" style:family="paragraph" style:parent-style-name="Standard" style:list-style-name="L9">
      <style:paragraph-properties fo:text-align="start" style:justify-single-word="false"/>
    </style:style>
    <style:style style:name="P91" style:family="paragraph" style:parent-style-name="Standard">
      <style:paragraph-properties fo:text-align="start" style:justify-single-word="false"/>
      <style:text-properties style:font-name="ARial" fo:font-size="10.5pt" fo:font-weight="bold" style:font-size-asian="10.5pt" style:font-weight-asian="bold" style:font-size-complex="10.5pt" style:font-weight-complex="bold"/>
    </style:style>
    <style:style style:name="P92" style:family="paragraph" style:parent-style-name="Standard">
      <style:paragraph-properties fo:text-align="start" style:justify-single-word="false"/>
      <style:text-properties style:font-name="ARial" fo:font-size="10.5pt" style:font-size-asian="10.5pt" style:font-size-complex="10.5pt"/>
    </style:style>
    <style:style style:name="P93" style:family="paragraph" style:parent-style-name="Standard">
      <style:paragraph-properties fo:text-align="start" style:justify-single-word="false"/>
      <style:text-properties style:font-name="ARial" fo:font-size="10.5pt" fo:font-style="normal" fo:font-weight="bold" style:font-size-asian="10.5pt" style:font-style-asian="normal" style:font-weight-asian="bold" style:font-size-complex="10.5pt" style:font-style-complex="normal" style:font-weight-complex="bold"/>
    </style:style>
    <style:style style:name="P94" style:family="paragraph" style:parent-style-name="Standard" style:list-style-name="WW8Num7">
      <style:paragraph-properties fo:margin-left="0.5346in" fo:margin-right="0in" fo:text-indent="-0.25in" style:auto-text-indent="false"/>
    </style:style>
    <style:style style:name="P95" style:family="paragraph" style:parent-style-name="Standard" style:list-style-name="WW8Num7">
      <style:paragraph-properties fo:margin-left="0.5346in" fo:margin-right="0in" fo:text-align="justify" style:justify-single-word="false" fo:text-indent="-0.25in" style:auto-text-indent="false"/>
    </style:style>
    <style:style style:name="P96" style:family="paragraph" style:parent-style-name="Standard" style:list-style-name="WW8Num8">
      <style:paragraph-properties fo:margin-left="0.5in" fo:margin-right="0in" fo:text-indent="-0.25in" style:auto-text-indent="false"/>
    </style:style>
    <style:style style:name="P97" style:family="paragraph" style:parent-style-name="Standard" style:list-style-name="WW8Num9">
      <style:paragraph-properties fo:margin-left="0.5in" fo:margin-right="0in" fo:text-indent="-0.25in" style:auto-text-indent="false"/>
      <style:text-properties fo:font-size="11pt" style:font-size-asian="11pt" style:font-size-complex="11pt"/>
    </style:style>
    <style:style style:name="P98" style:family="paragraph" style:parent-style-name="Standard" style:list-style-name="WW8Num9">
      <style:paragraph-properties fo:margin-left="0.5in" fo:margin-right="0in" fo:text-indent="-0.25in" style:auto-text-indent="false"/>
    </style:style>
    <style:style style:name="P99" style:family="paragraph" style:parent-style-name="Standard" style:list-style-name="WW8Num23">
      <style:paragraph-properties fo:margin-left="0.5in" fo:margin-right="0in" fo:text-align="justify" style:justify-single-word="false" fo:text-indent="-0.25in" style:auto-text-indent="false"/>
    </style:style>
    <style:style style:name="P100" style:family="paragraph" style:parent-style-name="Standard" style:list-style-name="WW8Num18">
      <style:paragraph-properties fo:margin-left="0.5in" fo:margin-right="0in" fo:text-align="justify" style:justify-single-word="false" fo:text-indent="-0.25in" style:auto-text-indent="false"/>
    </style:style>
    <style:style style:name="P101" style:family="paragraph" style:parent-style-name="Standard" style:list-style-name="WW8Num4">
      <style:paragraph-properties fo:margin-left="0.5in" fo:margin-right="0in" fo:text-align="justify" style:justify-single-word="false" fo:text-indent="-0.25in" style:auto-text-indent="false"/>
    </style:style>
    <style:style style:name="P102" style:family="paragraph" style:parent-style-name="Standard" style:list-style-name="WW8Num26">
      <style:paragraph-properties fo:margin-left="0.5in" fo:margin-right="0in" fo:text-align="justify" style:justify-single-word="false" fo:text-indent="-0.25in" style:auto-text-indent="false"/>
    </style:style>
    <style:style style:name="P103" style:family="paragraph" style:parent-style-name="Standard" style:list-style-name="L10">
      <style:paragraph-properties fo:margin-left="0.5in" fo:margin-right="0in" fo:text-align="justify" style:justify-single-word="false" fo:text-indent="-0.25in" style:auto-text-indent="false"/>
    </style:style>
    <style:style style:name="P104" style:family="paragraph" style:parent-style-name="Standard" style:list-style-name="WW8Num23">
      <style:paragraph-properties fo:margin-left="0.5in" fo:margin-right="0in" fo:text-align="justify" style:justify-single-word="false" fo:text-indent="-0.25in" style:auto-text-indent="false"/>
      <style:text-properties fo:color="#ff0000" fo:font-weight="bold" style:font-weight-asian="bold"/>
    </style:style>
    <style:style style:name="P105" style:family="paragraph" style:parent-style-name="Standard" style:list-style-name="WW8Num4">
      <style:paragraph-properties fo:margin-left="0.5in" fo:margin-right="0in" fo:text-align="justify" style:justify-single-word="false" fo:text-indent="-0.25in" style:auto-text-indent="false"/>
      <style:text-properties fo:color="#ff0000" fo:font-weight="bold" style:font-weight-asian="bold" style:font-weight-complex="bold"/>
    </style:style>
    <style:style style:name="P106" style:family="paragraph" style:parent-style-name="Standard" style:list-style-name="WW8Num23">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7" style:family="paragraph" style:parent-style-name="Standard" style:list-style-name="WW8Num4">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8"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style:style>
    <style:style style:name="P109"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fo:font-weight="normal" style:font-weight-asian="normal" style:font-weight-complex="normal"/>
    </style:style>
    <style:style style:name="P110" style:family="paragraph" style:parent-style-name="Standard" style:list-style-name="WW8Num4">
      <style:paragraph-properties fo:margin-left="0.5in" fo:margin-right="0in" fo:text-align="justify" style:justify-single-word="false" fo:text-indent="-0.25in" style:auto-text-indent="false"/>
      <style:text-properties fo:color="#0000ff" fo:font-weight="bold" style:font-weight-asian="bold" style:font-weight-complex="bold"/>
    </style:style>
    <style:style style:name="P111" style:family="paragraph" style:parent-style-name="Standard" style:list-style-name="WW8Num21">
      <style:paragraph-properties fo:margin-left="0.5in" fo:margin-right="0in" fo:text-align="justify" style:justify-single-word="false" fo:text-indent="-0.25in" style:auto-text-indent="false"/>
      <style:text-properties fo:color="#0000ff" style:text-line-through-style="none" fo:font-weight="bold" style:font-weight-asian="bold"/>
    </style:style>
    <style:style style:name="P112" style:family="paragraph" style:parent-style-name="Standard" style:list-style-name="L1">
      <style:paragraph-properties fo:margin-left="0.25in" fo:margin-right="0in" fo:text-align="justify" style:justify-single-word="false" fo:text-indent="0in" style:auto-text-indent="false"/>
    </style:style>
    <style:style style:name="P113" style:family="paragraph" style:parent-style-name="Standard" style:list-style-name="WW8Num4">
      <style:paragraph-properties fo:margin-left="0.25in" fo:margin-right="0in" fo:text-align="justify" style:justify-single-word="false" fo:text-indent="0in" style:auto-text-indent="false"/>
    </style:style>
    <style:style style:name="P114" style:family="paragraph" style:parent-style-name="Standard" style:list-style-name="L1">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15" style:family="paragraph" style:parent-style-name="Standard" style:list-style-name="WW8Num4">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16" style:family="paragraph" style:parent-style-name="Standard" style:list-style-name="WW8Num18">
      <style:paragraph-properties fo:margin-left="0.25in" fo:margin-right="0in" fo:text-align="justify" style:justify-single-word="false" fo:text-indent="0in" style:auto-text-indent="false"/>
      <style:text-properties style:font-name="Arial" fo:font-size="20pt" style:letter-kerning="true" style:font-size-asian="20pt"/>
    </style:style>
    <style:style style:name="P117" style:family="paragraph" style:parent-style-name="Standard" style:list-style-name="WW8Num4">
      <style:paragraph-properties fo:margin-left="0.25in" fo:margin-right="0in" fo:text-align="justify" style:justify-single-word="false" fo:text-indent="0in" style:auto-text-indent="false"/>
      <style:text-properties fo:color="#ff0000" fo:font-weight="bold" style:font-weight-asian="bold" style:font-weight-complex="bold"/>
    </style:style>
    <style:style style:name="P118" style:family="paragraph" style:parent-style-name="Standard" style:list-style-name="WW8Num26">
      <style:paragraph-properties fo:margin-left="0in" fo:margin-right="0in" fo:text-align="justify" style:justify-single-word="false" fo:text-indent="0in" style:auto-text-indent="false"/>
    </style:style>
    <style:style style:name="P119" style:family="paragraph" style:parent-style-name="Standard" style:list-style-name="L10">
      <style:paragraph-properties fo:margin-left="0in" fo:margin-right="0in" fo:text-align="justify" style:justify-single-word="false" fo:text-indent="0in" style:auto-text-indent="false"/>
    </style:style>
    <style:style style:name="P120" style:family="paragraph" style:parent-style-name="Heading_20_1">
      <style:text-properties fo:font-size="18pt" style:font-size-asian="18pt" style:font-size-complex="18pt"/>
    </style:style>
    <style:style style:name="P121" style:family="paragraph" style:parent-style-name="Heading_20_1">
      <style:paragraph-properties fo:break-before="page"/>
    </style:style>
    <style:style style:name="P122" style:family="paragraph" style:parent-style-name="Heading_20_1" style:master-page-name="Convert_20_2">
      <style:paragraph-properties style:page-number="auto"/>
    </style:style>
    <style:style style:name="P123" style:family="paragraph" style:parent-style-name="Heading_20_1" style:master-page-name="Convert_20_3">
      <style:paragraph-properties style:page-number="auto"/>
    </style:style>
    <style:style style:name="P124" style:family="paragraph" style:parent-style-name="Heading_20_1" style:master-page-name="Convert_20_4">
      <style:paragraph-properties style:page-number="auto"/>
    </style:style>
    <style:style style:name="P125" style:family="paragraph" style:parent-style-name="Heading_20_1" style:master-page-name="Convert_20_5">
      <style:paragraph-properties style:page-number="auto"/>
    </style:style>
    <style:style style:name="P126" style:family="paragraph" style:parent-style-name="Heading_20_2">
      <style:text-properties fo:font-variant="normal" fo:text-transform="none" style:font-name="Times New Roman" fo:font-size="10.5pt" fo:letter-spacing="normal" fo:font-weight="normal" style:font-size-asian="10.5pt" style:font-weight-asian="normal"/>
    </style:style>
    <style:style style:name="P127" style:family="paragraph" style:parent-style-name="Heading_20_2">
      <style:paragraph-properties fo:text-align="justify" style:justify-single-word="false"/>
      <style:text-properties fo:font-variant="normal" fo:text-transform="none" style:font-name="Times New Roman" fo:font-size="10.5pt" fo:letter-spacing="normal" fo:font-weight="normal" style:font-size-asian="10.5pt" style:font-weight-asian="normal"/>
    </style:style>
    <style:style style:name="P128" style:family="paragraph" style:parent-style-name="Heading_20_2">
      <style:text-properties style:font-size-complex="9.5pt"/>
    </style:style>
    <style:style style:name="P129" style:family="paragraph" style:parent-style-name="Heading_20_2">
      <style:paragraph-properties fo:text-align="justify" style:justify-single-word="false"/>
      <style:text-properties style:font-size-complex="9.5pt"/>
    </style:style>
    <style:style style:name="P130" style:family="paragraph" style:parent-style-name="Heading_20_2">
      <style:paragraph-properties fo:text-align="justify" style:justify-single-word="false"/>
    </style:style>
    <style:style style:name="P131" style:family="paragraph" style:parent-style-name="Heading_20_2">
      <style:paragraph-properties fo:text-align="justify" style:justify-single-word="false"/>
      <style:text-properties style:use-window-font-color="true" style:text-line-through-style="none"/>
    </style:style>
    <style:style style:name="P132" style:family="paragraph" style:parent-style-name="Heading_20_2">
      <style:paragraph-properties fo:text-align="justify" style:justify-single-word="false"/>
      <style:text-properties style:use-window-font-color="true" fo:font-weight="bold" style:font-weight-asian="bold" style:font-weight-complex="bold"/>
    </style:style>
    <style:style style:name="P133" style:family="paragraph" style:parent-style-name="Heading_20_2">
      <style:text-properties fo:color="#5e11a6"/>
    </style:style>
    <style:style style:name="P134" style:family="paragraph" style:parent-style-name="Heading_20_2">
      <style:paragraph-properties fo:text-align="justify" style:justify-single-word="false" fo:break-before="page"/>
      <style:text-properties style:font-name="Arial" fo:font-size="16pt" fo:font-weight="normal" style:letter-kerning="true" style:font-size-asian="16pt" style:font-weight-asian="normal" style:font-size-complex="16pt" style:font-weight-complex="normal"/>
    </style:style>
    <style:style style:name="P135" style:family="paragraph" style:parent-style-name="Heading_20_3">
      <style:text-properties style:use-window-font-color="true"/>
    </style:style>
    <style:style style:name="P136"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P137" style:family="paragraph" style:parent-style-name="Document_20_title" style:master-page-name="First_20_Page">
      <style:paragraph-properties style:page-number="auto"/>
    </style:style>
    <style:style style:name="P138" style:family="paragraph" style:parent-style-name="Contents_20_1">
      <style:paragraph-properties>
        <style:tab-stops>
          <style:tab-stop style:position="5.9047in" style:type="right" style:leader-style="dotted" style:leader-text="."/>
        </style:tab-stops>
      </style:paragraph-properties>
    </style:style>
    <style:style style:name="P139" style:family="paragraph" style:parent-style-name="Contents_20_2">
      <style:paragraph-properties>
        <style:tab-stops>
          <style:tab-stop style:position="5.9047in" style:type="right" style:leader-style="dotted" style:leader-text="."/>
        </style:tab-stops>
      </style:paragraph-properties>
    </style:style>
    <style:style style:name="P140" style:family="paragraph" style:parent-style-name="Contents_20_3">
      <style:paragraph-properties>
        <style:tab-stops>
          <style:tab-stop style:position="5.9047in" style:type="right" style:leader-style="dotted" style:leader-text="."/>
        </style:tab-stops>
      </style:paragraph-properties>
    </style:style>
    <style:style style:name="P141" style:family="paragraph">
      <style:paragraph-properties style:writing-mode="lr-tb"/>
    </style:style>
    <style:style style:name="P14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weight="bold" style:font-weight-asian="bold" style:font-name-complex="Arial"/>
    </style:style>
    <style:style style:name="T2" style:family="text">
      <style:text-properties style:font-name="Arial" style:text-underline-style="solid" style:text-underline-width="auto" style:text-underline-color="font-color" fo:font-weight="bold"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font-name="Arial" fo:font-style="italic" style:text-underline-style="solid" style:text-underline-width="auto" style:text-underline-color="font-color" style:font-style-asian="italic" style:font-name-complex="Arial"/>
    </style:style>
    <style:style style:name="T5" style:family="text">
      <style:text-properties style:font-name="Arial" fo:font-size="10pt" style:font-size-asian="10pt" style:font-name-complex="Arial"/>
    </style:style>
    <style:style style:name="T6" style:family="text">
      <style:text-properties style:font-name="Arial" fo:font-size="10pt" style:text-underline-style="solid" style:text-underline-width="auto" style:text-underline-color="font-color" style:font-size-asian="10pt" style:font-name-complex="Arial"/>
    </style:style>
    <style:style style:name="T7" style:family="text">
      <style:text-properties style:font-name="Arial" fo:font-size="10pt" fo:font-weight="bold" style:font-size-asian="10pt" style:font-weight-asian="bold" style:font-name-complex="Arial" style:font-weight-complex="bold"/>
    </style:style>
    <style:style style:name="T8" style:family="text">
      <style:text-properties style:font-name="Arial" fo:font-size="11pt" style:letter-kerning="true" style:font-size-asian="11pt" style:font-name-complex="Arial" style:font-size-complex="11pt"/>
    </style:style>
    <style:style style:name="T9" style:family="text">
      <style:text-properties style:font-name="Arial" fo:font-size="20pt" style:letter-kerning="true" style:font-size-asian="20pt"/>
    </style:style>
    <style:style style:name="T10" style:family="text">
      <style:text-properties style:font-name="Arial" fo:font-size="18pt" style:letter-kerning="true" style:font-size-asian="18pt" style:font-size-complex="18pt"/>
    </style:style>
    <style:style style:name="T11" style:family="text">
      <style:text-properties style:font-name="Arial" fo:font-size="15pt" style:letter-kerning="true" style:font-size-asian="15pt" style:font-size-complex="15pt"/>
    </style:style>
    <style:style style:name="T12" style:family="text">
      <style:text-properties style:font-size-complex="10.5pt"/>
    </style:style>
    <style:style style:name="T13" style:family="text">
      <style:text-properties fo:language="en" fo:country="US"/>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008000" fo:font-weight="bold" style:font-weight-asian="bold"/>
    </style:style>
    <style:style style:name="T17" style:family="text">
      <style:text-properties fo:color="#008000" fo:font-weight="bold" style:font-weight-asian="bold" style:font-weight-complex="bold"/>
    </style:style>
    <style:style style:name="T18" style:family="text">
      <style:text-properties fo:color="#008000" fo:font-size="11pt" fo:font-weight="bold" style:font-size-asian="11pt" style:font-weight-asian="bold" style:font-size-complex="11pt"/>
    </style:style>
    <style:style style:name="T19" style:family="text">
      <style:text-properties fo:color="#008000" fo:font-size="11pt" fo:font-style="italic" style:font-size-asian="11pt" style:font-style-asian="italic" style:font-size-complex="11pt"/>
    </style:style>
    <style:style style:name="T20" style:family="text">
      <style:text-properties fo:color="#008000" fo:font-size="10.5pt" style:font-size-asian="10.5pt"/>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letter-kerning="true" style:font-style-asian="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color="#0000ff"/>
    </style:style>
    <style:style style:name="T27" style:family="text">
      <style:text-properties fo:color="#0000ff" fo:font-weight="bold" style:font-weight-asian="bold"/>
    </style:style>
    <style:style style:name="T28" style:family="text">
      <style:text-properties fo:color="#0000ff" fo:font-weight="bold" style:font-weight-asian="bold" style:font-weight-complex="bold"/>
    </style:style>
    <style:style style:name="T29" style:family="text">
      <style:text-properties fo:color="#0000ff" fo:font-size="11pt" fo:font-weight="bold" style:font-size-asian="11pt" style:font-weight-asian="bold" style:font-size-complex="11pt"/>
    </style:style>
    <style:style style:name="T30" style:family="text">
      <style:text-properties fo:color="#0000ff" style:text-underline-style="none" fo:font-weight="bold" style:font-weight-asian="bold"/>
    </style:style>
    <style:style style:name="T31" style:family="text">
      <style:text-properties fo:color="#ff0000"/>
    </style:style>
    <style:style style:name="T32" style:family="text">
      <style:text-properties fo:color="#ff0000" fo:font-weight="bold" style:font-weight-asian="bold"/>
    </style:style>
    <style:style style:name="T33" style:family="text">
      <style:text-properties fo:color="#ff0000" fo:font-weight="bold" style:font-weight-asian="bold" style:font-weight-complex="bold"/>
    </style:style>
    <style:style style:name="T34" style:family="text">
      <style:text-properties fo:color="#ff0000" fo:font-style="italic" fo:font-weight="bold" style:font-style-asian="italic" style:font-weight-asian="bold"/>
    </style:style>
    <style:style style:name="T35" style:family="text">
      <style:text-properties fo:color="#ff0000" fo:font-size="11pt" fo:font-weight="bold" style:font-size-asian="11pt" style:font-weight-asian="bold" style:font-size-complex="11pt"/>
    </style:style>
    <style:style style:name="T36" style:family="text">
      <style:text-properties fo:color="#ff0000" fo:font-size="11pt" style:font-size-asian="11pt" style:font-size-complex="11pt"/>
    </style:style>
    <style:style style:name="T37" style:family="text">
      <style:text-properties fo:color="#ff0000" fo:font-size="11pt" fo:font-style="italic" style:font-size-asian="11pt" style:font-style-asian="italic" style:font-size-complex="11pt"/>
    </style:style>
    <style:style style:name="T38" style:family="text">
      <style:text-properties fo:color="#ff0000" style:font-name="SimSun" fo:font-size="8pt" fo:font-weight="bold" style:font-name-asian="SimSun" style:font-size-asian="8pt" style:font-weight-asian="bold" style:font-size-complex="8pt" style:font-weight-complex="bold"/>
    </style:style>
    <style:style style:name="T39" style:family="text">
      <style:text-properties fo:color="#ff0000" fo:font-weight="normal" style:font-weight-asian="normal" style:font-weight-complex="normal"/>
    </style:style>
    <style:style style:name="T40" style:family="text">
      <style:text-properties fo:color="#ff0000" style:font-name="Arial" fo:font-size="15pt" fo:font-weight="normal" style:letter-kerning="true" style:font-size-asian="15pt" style:font-weight-asian="normal" style:font-size-complex="15pt" style:font-weight-complex="normal"/>
    </style:style>
    <style:style style:name="T41" style:family="text">
      <style:text-properties fo:color="#ff0000" style:font-name="Arial" fo:font-size="15pt" style:letter-kerning="true" style:font-size-asian="15pt" style:font-size-complex="15pt"/>
    </style:style>
    <style:style style:name="T42" style:family="text">
      <style:text-properties fo:color="#ff0000" style:text-line-through-style="none" fo:font-weight="bold" style:font-weight-asian="bold"/>
    </style:style>
    <style:style style:name="T43" style:family="text">
      <style:text-properties fo:font-size="11pt" fo:font-weight="bold" style:font-size-asian="11pt" style:font-weight-asian="bold" style:font-size-complex="11pt"/>
    </style:style>
    <style:style style:name="T44" style:family="text">
      <style:text-properties fo:font-size="11pt" fo:font-weight="bold" style:font-size-asian="11pt" style:font-weight-asian="bold" style:font-size-complex="11pt" style:font-weight-complex="bold"/>
    </style:style>
    <style:style style:name="T45" style:family="text">
      <style:text-properties fo:font-size="11pt" style:font-size-asian="11pt" style:font-size-complex="11pt"/>
    </style:style>
    <style:style style:name="T46" style:family="text">
      <style:text-properties fo:font-size="11pt" fo:font-style="italic" style:font-size-asian="11pt" style:font-style-asian="italic" style:font-size-complex="11pt"/>
    </style:style>
    <style:style style:name="T47" style:family="text">
      <style:text-properties fo:color="#000000" fo:font-size="11pt" style:font-size-asian="11pt" style:font-size-complex="11pt"/>
    </style:style>
    <style:style style:name="T48"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49" style:family="text">
      <style:text-properties fo:color="#000000" fo:font-style="italic" style:text-underline-style="none" fo:font-weight="normal" style:font-style-asian="italic" style:font-weight-asian="normal" style:font-style-complex="italic" style:font-weight-complex="normal"/>
    </style:style>
    <style:style style:name="T50" style:family="text">
      <style:text-properties style:font-name="SimSun" fo:font-size="8pt" style:font-name-asian="SimSun" style:font-size-asian="8pt" style:font-size-complex="8pt"/>
    </style:style>
    <style:style style:name="T51" style:family="text">
      <style:text-properties style:text-underline-style="solid" style:text-underline-width="auto" style:text-underline-color="font-color"/>
    </style:style>
    <style:style style:name="T52" style:family="text">
      <style:text-properties style:text-position="super 58%" style:font-name="Arial" fo:font-size="11pt" style:letter-kerning="true" style:font-size-asian="11pt" style:font-name-complex="Arial" style:font-size-complex="11pt"/>
    </style:style>
    <style:style style:name="T53" style:family="text">
      <style:text-properties style:text-position="super 58%" fo:font-style="italic" style:letter-kerning="true" style:font-style-asian="italic" style:font-size-complex="10.5pt"/>
    </style:style>
    <style:style style:name="T54" style:family="text">
      <style:text-properties fo:color="#355e00" fo:font-weight="bold" style:font-weight-asian="bold" style:font-weight-complex="bold"/>
    </style:style>
    <style:style style:name="T55" style:family="text">
      <style:text-properties style:use-window-font-color="true" fo:font-weight="normal" style:font-weight-asian="normal" style:font-weight-complex="normal"/>
    </style:style>
    <style:style style:name="T56" style:family="text">
      <style:text-properties style:use-window-font-color="true" fo:font-weight="bold" style:font-weight-asian="bold"/>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style:font-name="Arial" fo:font-size="15pt" style:letter-kerning="true" style:font-size-asian="15pt" style:font-size-complex="15pt"/>
    </style:style>
    <style:style style:name="T59" style:family="text">
      <style:text-properties style:use-window-font-color="true" style:text-line-through-style="none" fo:font-weight="bold" style:font-weight-asian="bold"/>
    </style:style>
    <style:style style:name="T60" style:family="text">
      <style:text-properties style:use-window-font-color="true" style:text-line-through-style="none" fo:font-weight="normal" style:font-weight-asian="normal" style:font-weight-complex="normal"/>
    </style:style>
    <style:style style:name="T61" style:family="text">
      <style:text-properties fo:font-weight="normal" style:font-weight-asian="normal" style:font-weight-complex="normal"/>
    </style:style>
    <style:style style:name="T62" style:family="text">
      <style:text-properties style:text-underline-style="none" fo:font-weight="bold" style:font-weight-asian="bold"/>
    </style:style>
    <style:style style:name="T63" style:family="text">
      <style:text-properties fo:color="#ff6309" fo:font-weight="bold" style:font-weight-asian="bold" style:font-weight-complex="bold"/>
    </style:style>
    <style:style style:name="T64" style:family="text">
      <style:text-properties style:font-name="ARial"/>
    </style:style>
    <style:style style:name="T65" style:family="text">
      <style:text-properties style:font-name="ARial" fo:font-size="11pt" fo:font-weight="bold" style:font-size-asian="11pt" style:font-weight-asian="bold" style:font-size-complex="11pt" style:font-weight-complex="bold"/>
    </style:style>
    <style:style style:name="T66" style:family="text">
      <style:text-properties style:font-name="ARial" fo:font-weight="bold" style:font-weight-asian="bold" style:font-weight-complex="bold"/>
    </style:style>
    <style:style style:name="T67" style:family="text">
      <style:text-properties fo:font-size="12pt"/>
    </style:style>
    <style:style style:name="T68" style:family="text">
      <style:text-properties style:font-size-asian="10.5pt"/>
    </style:style>
    <style:style style:name="T69" style:family="text">
      <style:text-properties style:font-size-complex="12pt"/>
    </style:style>
    <style:style style:name="T70" style:family="text"/>
    <style:style style:name="T71"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width="3.15in" draw:visible-area-height="0.9165in"/>
    </style:style>
    <text:list-style style:name="L1">
      <text:list-level-style-image text:level="1"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5in" fo:text-indent="-0.25in" fo:margin-left="1.5in"/>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75in" fo:text-indent="-0.25in" fo:margin-left="1.75in"/>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in" fo:text-indent="-0.25in" fo:margin-left="2in"/>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25in" fo:text-indent="-0.25in" fo:margin-left="2.25in"/>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5in" fo:text-indent="-0.25in" fo:margin-left="2.5in"/>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75in" fo:text-indent="-0.25in" fo:margin-left="2.75in"/>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in" fo:text-indent="-0.25in" fo:margin-left="3in"/>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25in" fo:text-indent="-0.25in" fo:margin-left="3.25in"/>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5in" fo:text-indent="-0.25in" fo:margin-left="3.5in"/>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75in" fo:text-indent="-0.25in" fo:margin-left="3.75in"/>
        </style:list-level-properties>
      </text:list-level-style-image>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50484544">
          <text:insertion>
            <office:change-info>
              <dc:creator>u88018</dc:creator>
              <dc:date>2010-01-13T10:27:00</dc:date>
            </office:change-info>
          </text:insertion>
        </text:changed-region>
        <text:changed-region text:id="ct50479104">
          <text:insertion>
            <office:change-info>
              <dc:creator>u88018</dc:creator>
              <dc:date>2010-01-13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User manual: AIM (Ash Impact Model) </text:p>
      <text:p text:style-name="Standard"/>
      <text:h text:style-name="P120" text:outline-level="1">A procedure for modelling volcanic ash hazards</text:h>
      <text:p text:style-name="Standard"/>
      <text:p text:style-name="Standard"/>
      <text:p text:style-name="Standard"/>
      <text:p text:style-name="Standard"/>
      <text:p text:style-name="Record_20__23_"/>
      <text:p text:style-name="Record_20__23_">Geoscience Australia</text:p>
      <text:p text:style-name="Record_20__23_">Record 2009/x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draw:frame draw:style-name="fr3" draw:name="Object1" text:anchor-type="char" svg:x="3.25in" svg:y="0.0189in" svg:width="2.7772in" svg:height="0.7945in" draw:z-index="39"><draw:object-ole xlink:href="./Object 1" xlink:type="simple" xlink:show="embed" xlink:actuate="onLoad"/><draw:image xlink:href="./ObjectReplacements/Object 1" xlink:type="simple" xlink:show="embed" xlink:actuate="onLoad"/></draw:frame></text:p>
      <text:p text:style-name="P57"/>
      <text:p text:style-name="P57"/>
      <text:p text:style-name="P57"><draw:frame draw:style-name="fr2" draw:name="Frame3" text:anchor-type="char" svg:x="0.1291in" svg:y="0.1126in" fo:min-width="0.0161in" draw:z-index="41"><draw:text-box fo:min-height="0.0161in"><text:p text:style-name="P58">CVGHM logo</text:p></draw:text-box></draw:frame><draw:frame draw:style-name="fr2" draw:name="Frame8" text:anchor-type="char" svg:x="1.1457in" svg:y="0.1028in" fo:min-width="0.0161in" draw:z-index="40"><draw:text-box fo:min-height="0.0161in"><text:p text:style-name="P58">PHIVOLCS logo</text:p></draw:text-box></draw:frame></text:p>
      <text:p text:style-name="P57"/>
      <text:p text:style-name="Text_20_body"><text:soft-page-break/><text:span text:style-name="Body_20_text_20_bold">Department of Resources, Energy and Tourism</text:span></text:p>
      <text:p text:style-name="Text_20_body">Minister for Resources and Energy: The Hon. Martin Ferguson, AM MP</text:p>
      <text:p text:style-name="Text_20_body">Secretary: Mr <text:span text:style-name="T12">John Pierce</text:span></text:p>
      <text:p text:style-name="Text_20_body"><text:span text:style-name="Body_20_text_20_bold"/></text:p>
      <text:p text:style-name="Text_20_body"><text:span text:style-name="Body_20_text_20_bold">Geoscience Australia</text:span></text:p>
      <text:p text:style-name="Text_20_body">Chief Executive Officer: Dr Neil Williams PSM</text:p>
      <text:p text:style-name="Text_20_body"/>
      <text:p text:style-name="Text_20_body"/>
      <text:p text:style-name="Text_20_body">© Commonwealth of Australia<text:span text:style-name="T13">,</text:span> 2010</text:p>
      <text:p text:style-name="Text_20_body"/>
      <text:p text:style-name="Text_20_body">This work is copyright. Apart from any fair dealings for the purpose of study, research, criticism, <text:line-break/>or review, as permitted under the <text:span text:style-name="Body_20_text_20_italic">Copyright Act 1968</text:span>, no part may be reproduced by any process without written permission. Copyright is the responsibility of the Chief Executive Officer, Geoscience Australia. Requests and enquiries should be directed to the <text:span text:style-name="Body_20_text_20_bold">Chief Executive Officer, Geoscience Australia, GPO Box 378 Canberra ACT 2601</text:span>.</text:p>
      <text:p text:style-name="Text_20_body"/>
      <text:p text:style-name="Text_20_body">Geoscience Australia has tried to make the information in this product as accurate as possible. However, it does not guarantee that the information is totally accurate or complete. Therefore, you should not solely rely on this information when making a commercial decision.</text:p>
      <text:p text:style-name="Text_20_body"/>
      <text:p text:style-name="Text_20_body"/>
      <text:p text:style-name="Text_20_body"><text:span text:style-name="Body_20_text_20_bold">ISSN 1448-2177</text:span></text:p>
      <text:p text:style-name="Text_20_body"><text:span text:style-name="Body_20_text_20_bold">ISBN 0 642 XXXXX X</text:span></text:p>
      <text:p text:style-name="Text_20_body"/>
      <text:p text:style-name="Text_20_body"><text:span text:style-name="Body_20_text_20_bold">GeoCat # XXXXX</text:span></text:p>
      <text:p text:style-name="Text_20_body"><text:span text:style-name="Body_20_text_20_bold"/></text:p>
      <text:p text:style-name="Standard"/>
      <text:p text:style-name="Bibliographic_20_ref"><text:span text:style-name="Body_20_text_20_bold">Bibliographic reference</text:span>: xxxx</text:p>
      <text:p text:style-name="Bibliographic_20_ref"/>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h text:style-name="P121" text:outline-level="1">Table of Contents</text:h>
      <text:p text:style-name="Standard"/>
      <text:p text:style-name="P91">Introduction..........................................................................................................................4</text:p>
      <text:p text:style-name="P92"><text:tab/>Purpose..................................................................................................................................4</text:p>
      <text:p text:style-name="P92"><text:tab/>Scope.....................................................................................................................................4</text:p>
      <text:p text:style-name="P92"><text:tab/>Audience................................................................................................................................4</text:p>
      <text:p text:style-name="P92"/>
      <text:p text:style-name="P91">Background .........................................................................................................................4</text:p>
      <text:p text:style-name="P91"/>
      <text:p text:style-name="P91">UNIX set-up instructions.....................................................................................................5</text:p>
      <text:p text:style-name="P91"/>
      <text:p text:style-name="P91">Initial installation .................................................................................................................6</text:p>
      <text:p text:style-name="P92"><text:tab/>Step 1 – Installing and testing AIM............................................................................6</text:p>
      <text:p text:style-name="P92"><text:tab/>Step 2 – installing volcanic_ash_modelling repository..............................................8</text:p>
      <text:p text:style-name="P92"/>
      <text:p text:style-name="P91">Preparation of input data ....................................................................................................9</text:p>
      <text:p text:style-name="P92"><text:tab/>Step 3 – Topography input file ..................................................................................9</text:p>
      <text:p text:style-name="P92"><text:tab/>Step 4 – Meteorological input file ..............................................................................9</text:p>
      <text:p text:style-name="P92"><text:tab/><text:tab/>A. 3D wind field (multiple points).................................................................10</text:p>
      <text:p text:style-name="P92"><text:tab/><text:tab/>B. Vertical wind profile (single point) ..........................................................10</text:p>
      <text:p text:style-name="P92"><text:tab/>Step 5 – Volcanological input file ...........................................................................10</text:p>
      <text:p text:style-name="P92"/>
      <text:p text:style-name="P93">Modelling procedure ….....................................................................................................12</text:p>
      <text:p text:style-name="P92"><text:tab/>Step 6 – Running a scenario using AIM .................................................................12</text:p>
      <text:p text:style-name="P92"/>
      <text:p text:style-name="P91">Appendix 1 – Template for topography input file ….......................................................13</text:p>
      <text:p text:style-name="P91">Appendix 2 – Template for vertical wind profile (AIM only)...........................................14</text:p>
      <text:p text:style-name="P91">Appendix 3 – Volcanological input worksheet ...............................................................16</text:p>
      <text:p text:style-name="P91">Appendix 4 – Range table ….............................................................................................19</text:p>
      <text:p text:style-name="P91">Appendix 5 – Glossary of volcanological and meteorological terms...........................20</text:p>
      <text:p text:style-name="P92"/>
      <text:p text:style-name="P91">Appendix 6 – Using Fall3D-6 natively (without AIM).......................................................21</text:p>
      <text:p text:style-name="P92"><text:tab/>A. Creating a volcanological input file natively.........................................................21</text:p>
      <text:p text:style-name="P92"><text:tab/>B. Creating a topography input file natively ............................................................21</text:p>
      <text:p text:style-name="P92"><text:tab/>C. Creating a meteorological input file natively <text:s/>…..................................................22</text:p>
      <text:p text:style-name="P92"><text:tab/>D. Running a scenario using Fall3D-6 scripts natively........................................... 22</text:p>
      <text:p text:style-name="P92"/>
      <text:p text:style-name="P91">Appendix 7 – Viewing results...........................................................................................26</text:p>
      <text:p text:style-name="P92"><text:tab/>A. Open source – ncBrowse …...............................................................................26</text:p>
      <text:p text:style-name="P92"><text:span text:style-name="T64"><text:tab/>B. Commercial <text:s/>- ArcGIS …....................................................................................27</text:span></text:p>
      <text:h text:style-name="P121" text:outline-level="1">I<draw:custom-shape text:anchor-type="char" draw:z-index="42" draw:name="PowerPlusWaterMarkObject3" draw:style-name="gr2" draw:text-style-name="P142" svg:width="6.0425in" svg:height="2.4169in" draw:transform="skewX (-7.9054130402554E-017) rotate (0.7853981633973) translate (0.0743055555555556in 4.32708333333333in)"><text:p text:style-name="P141"><text:span text:style-name="T7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troduction</text:h>
      <text:p text:style-name="Standard"/>
      <text:h text:style-name="Heading_20_2" text:outline-level="2"/>
      <text:h text:style-name="Heading_20_2" text:outline-level="2"/>
      <text:h text:style-name="Heading_20_2" text:outline-level="2">purpose</text:h>
      <text:p text:style-name="Text_20_body"/>
      <text:p text:style-name="Text_20_body">Fall3D-6 models the dispersal of volcanic ash during explosive eruptions in order to determine how ash is concentrated in the atmosphere and where it is deposited at ground level. The purpose of this manual is to introduce a new user with no modelling background to Fall3d (Version 6). This will be achieved through step-by-step instructions for installing and running simulations of volcanic ash fallout, both for validation (historical eruptions) and predictive (ongoing or future) purposes. Fall3D-6 has been incorporated into a larger framework called the Ash Impact Model (AIM) for the purposes of eventually extending the capability of Fall3D to model the impact of volcanic ash loading at ground level. AIM currently models the hazard component only. </text:p>
      <text:h text:style-name="Heading_20_2" text:outline-level="2"/>
      <text:h text:style-name="Heading_20_2" text:outline-level="2">Scope </text:h>
      <text:p text:style-name="Text_20_body"/>
      <text:p text:style-name="Text_20_body">This manual will provide instructions for installing and running AIM in a Unix/Linux environment. It will incorporate step-by step instructions for creating volcanological, meteorological and topographic input files, running an eruptive scenario and viewing the results. </text:p>
      <text:h text:style-name="Heading_20_2" text:outline-level="2"/>
      <text:h text:style-name="Heading_20_2" text:outline-level="2">Audience</text:h>
      <text:p text:style-name="Text_20_body"/>
      <text:p text:style-name="Text_20_body">This resource is intended for geoscientists and natural hazard modellers with a volcanological background but no computer programming background. </text:p>
      <text:p text:style-name="Text_20_body"/>
      <text:p text:style-name="P3"/>
      <text:h text:style-name="Heading_20_1" text:outline-level="1">Background</text:h>
      <text:p text:style-name="Text_20_body"/>
      <text:p text:style-name="Text_20_body">The distribution and thickness of volcanic ash deposited during mildly to highly explosive volcanic eruptions has important life safety, livelihood, economic and political implications for densely populated areas that are affected. A number of computational modelling tools have been developed in recent decades for forecasting the transport and deposition of volcanic ash. <text:s/>Fall3d-6 is one of these tools and was developed by Osservatorio Vesuviano (http://datasim.ov.ingv.it/Fall3d.html). Fall3d-6 is able to model the distribution and thickness of volcanic ash on the ground and in the atmosphere during explosive volcanic eruptions. It has the ability to volcanic ash dispersion in a 3-dimensional wind field that experiences changing wind speed, direction and air temperature over time. Fall3d-6 also considers the interaction between topography and the 3D wind field and the impact this may have on dispersal of ash at ground level. <text:s/></text:p>
      <text:p text:style-name="Text_20_body"/>
      <text:p text:style-name="Text_20_body">The hazard models produce isopach maps. An isopach is a contour line connecting points of equal <text:s/>volcanic ash thicknesses (or ash load or ash concentration etc). Therefore each map may contain isopachs of ash thicknesses that vary in appearance according to the volcanological and wind conditions <text:s/>of the eruption that the user is modelling. </text:p>
      <text:p text:style-name="P3"/>
      <text:p text:style-name="P3"/>
      <text:p text:style-name="P3"><text:soft-page-break/></text:p>
      <text:h text:style-name="Heading_20_1" text:outline-level="1">UNIX setup instructions</text:h>
      <text:p text:style-name="Text_20_body"/>
      <text:p text:style-name="P10">AIM is designed to run in a UNIX/Linux environment such as Ubuntu Linux. Although directories and output files can be viewed and manipulated through the windows manager the user is still required to run the model from a UNIX command line using a terminal window. The user is therefore required to know a number of basic UNIX commands. These are usually combinations of typed characters. There are four main commands to remember for navigating through a UNIX environment:</text:p>
      <text:p text:style-name="Standard"/>
      <text:list xml:id="list1806018226" text:style-name="WW8Num7">
        <text:list-item>
          <text:p text:style-name="P94"><text:span text:style-name="T16">cd</text:span><text:span text:style-name="T14"> </text:span><text:span text:style-name="T25">&lt;</text:span><text:span text:style-name="T49">directory name</text:span><text:span text:style-name="T25">&gt; </text:span><text:span text:style-name="T14">- CHANGE DIRECTORY</text:span> <text:s/></text:p>
        </text:list-item>
      </text:list>
      <text:p text:style-name="P29">(Open <text:span text:style-name="T51">this</text:span> directory)</text:p>
      <text:p text:style-name="P28"/>
      <text:list xml:id="list677214974" text:continue-numbering="true" text:style-name="WW8Num7">
        <text:list-item>
          <text:p text:style-name="P95"><text:span text:style-name="T16">cd ..</text:span><text:span text:style-name="T21"> </text:span><text:span text:style-name="T22">(type a space after cd)</text:span><text:span text:style-name="T21"> </text:span><text:span text:style-name="T14">- GO UP ONE DIRECTORY</text:span> </text:p>
        </text:list-item>
      </text:list>
      <text:p text:style-name="P30">(Close this directory and open the parent directory)</text:p>
      <text:p text:style-name="P10"/>
      <text:list xml:id="list1959832956" text:continue-numbering="true" text:style-name="WW8Num7">
        <text:list-item>
          <text:p text:style-name="P95"><text:span text:style-name="T16">cd ../..</text:span><text:span text:style-name="T22"> (type a space after cd) - </text:span><text:s/><text:span text:style-name="T14">GO <text:s/>UP TWO DIRECTORIES</text:span> </text:p>
        </text:list-item>
      </text:list>
      <text:p text:style-name="P30">(Keep adding <text:s/>“<text:span text:style-name="T16">/..</text:span>” to go up more than two directories)</text:p>
      <text:p text:style-name="P10"/>
      <text:list xml:id="list1156585725" text:continue-numbering="true" text:style-name="WW8Num7">
        <text:list-item>
          <text:p text:style-name="P95"><text:span text:style-name="T16">ls <text:s/>-l</text:span> <text:span text:style-name="T22"><text:s/>(type a space after ls)</text:span> <text:span text:style-name="T14">- LIST</text:span> </text:p>
        </text:list-item>
      </text:list>
      <text:p text:style-name="P30">(Show me a list of what is inside this directory)</text:p>
      <text:p text:style-name="P30"/>
      <text:list xml:id="list766974427" text:continue-numbering="true" text:style-name="WW8Num7">
        <text:list-item>
          <text:p text:style-name="P95"><text:span text:style-name="T16">pwd</text:span> <text:span text:style-name="T22"><text:s/></text:span><text:s/><text:span text:style-name="T14">- PRINT WORKING DIRECTORY</text:span> </text:p>
        </text:list-item>
      </text:list>
      <text:p text:style-name="P30">(Show me where I am located)</text:p>
      <text:p text:style-name="P30"/>
      <text:p text:style-name="Text_20_body">Other commands that the user may require to use AIM include:</text:p>
      <text:p text:style-name="P28"/>
      <text:list xml:id="list1192574751" text:continue-numbering="true" text:style-name="WW8Num7">
        <text:list-item>
          <text:p text:style-name="P95"><text:span text:style-name="T16">svn co </text:span><text:span text:style-name="T14"><text:s/>- CHECKOUT <text:tab/></text:span></text:p>
        </text:list-item>
      </text:list>
      <text:p text:style-name="P30">(Refers to ‘checking out’ a repository, scripts etc)</text:p>
      <text:p text:style-name="P10"/>
      <text:list xml:id="list1664994511" text:continue-numbering="true" text:style-name="WW8Num7">
        <text:list-item>
          <text:p text:style-name="P95"><text:span text:style-name="T16">mkdir</text:span><text:span text:style-name="T14"> – MAKE DIRECTORY </text:span></text:p>
        </text:list-item>
      </text:list>
      <text:p text:style-name="P32">(Make a new directory (folder) at this location – this is followed by a space and the name of the new directory)</text:p>
      <text:p text:style-name="P10"/>
      <text:list xml:id="list462377333" text:continue-numbering="true" text:style-name="WW8Num7">
        <text:list-item>
          <text:p text:style-name="P95"><text:span text:style-name="T16">python</text:span><text:span text:style-name="T14"> – RUN PYTHON SCRIPT</text:span> <text:s/></text:p>
        </text:list-item>
      </text:list>
      <text:p text:style-name="P32">(This is then followed by a space and the name of the python script that the user would like to run)</text:p>
      <text:p text:style-name="P10"/>
      <text:list xml:id="list221386265" text:continue-numbering="true" text:style-name="WW8Num7">
        <text:list-item>
          <text:p text:style-name="P95"><text:span text:style-name="T16">ln –s </text:span><text:span text:style-name="T14">– LINK </text:span></text:p>
        </text:list-item>
      </text:list>
      <text:p text:style-name="P30">(Allows you to create a shortcut to a specified directory from the current directory)</text:p>
      <text:p text:style-name="P10"/>
      <text:p text:style-name="Text_20_body"/>
      <text:h text:style-name="Heading_20_1" text:outline-level="1"/>
      <text:h text:style-name="P121" text:outline-level="1">Initial Installation</text:h>
      <text:h text:style-name="P127" text:outline-level="2"/>
      <text:p text:style-name="Standard">The steps to install AIM and Fall3d on the AIFDR cluster are outlined below. Apart from specific pathnames, the instructions apply more generally to other Linux systems.</text:p>
      <text:p text:style-name="Standard"/>
      <text:h text:style-name="Heading_20_2" text:outline-level="2">STEP 1 – INSTALLING AND TESTING AIM</text:h>
      <text:p text:style-name="Text_20_body"/>
      <text:p text:style-name="Text_20_body">Instructions for installing AIM onto your PC for use in a linux/UNIX environment are detailed below. <text:span text:style-name="T20">Green</text:span> text highlights the UNIX commands that are used. <text:span text:style-name="T26">Blue</text:span> text indicates the path to be taken and <text:span text:style-name="T31">red</text:span> text indicates other variables such as file names, websites and usernames. A number of test scenarios are also included for testing the installation. You will only need to follow this step once for initial setup purposes. </text:p>
      <text:p text:style-name="Text_20_body"/>
      <text:p text:style-name="Text_20_body">The “&lt;” and “&gt;” symbols indicate that the user must insert information in this space and not include the symbols themselves (see example below). </text:p>
      <text:p text:style-name="Text_20_body"/>
      <text:p text:style-name="Text_20_body"><text:tab/><text:tab/>Eg. <text:span text:style-name="T16">mkdir</text:span> <text:span text:style-name="T27">/model_area/sandpits/</text:span><text:span text:style-name="T32">&lt;username&gt;</text:span></text:p>
      <text:p text:style-name="Text_20_body"><text:span text:style-name="T34"><text:s text:c="7"/><text:tab/><text:tab/> <text:s text:c="6"/></text:span><text:span text:style-name="T16">mkdir</text:span> <text:span text:style-name="T27">/model_area/sandpits/</text:span><text:span text:style-name="T32">bearad</text:span></text:p>
      <text:p text:style-name="P65"/>
      <text:p text:style-name="P65"/>
      <text:list xml:id="list327828174" text:style-name="WW8Num8">
        <text:list-item>
          <text:p text:style-name="P96">Open a new terminal (double click on the display icon on the desktop)</text:p>
        </text:list-item>
      </text:list>
      <text:p text:style-name="P44"/>
      <text:list xml:id="list632231972" text:continue-numbering="true" text:style-name="WW8Num8">
        <text:list-item>
          <text:p text:style-name="P96">To create a work area directory (known as a sandpit) in AIFDR’s modelling area type:</text:p>
        </text:list-item>
      </text:list>
      <text:p text:style-name="Standard"/>
      <text:p text:style-name="P49"><text:span text:style-name="T16">mkdir</text:span> <text:span text:style-name="T27">/model_area/sandpits/</text:span><text:span text:style-name="T32">&lt;username&gt;</text:span> (&lt;username&gt; e.g. bearad)</text:p>
      <text:p text:style-name="P49"/>
      <text:list xml:id="list428360545" text:continue-numbering="true" text:style-name="WW8Num8">
        <text:list-item>
          <text:p text:style-name="P96">To create a shortcut to your sandpit type:</text:p>
        </text:list-item>
      </text:list>
      <text:p text:style-name="P44"/>
      <text:p text:style-name="P49"><text:span text:style-name="T16">ln -s</text:span> <text:span text:style-name="T27">/model_area/sandpits/</text:span><text:span text:style-name="T32">&lt;username&gt;</text:span> <text:span text:style-name="T27">~/sandpit </text:span></text:p>
      <text:p text:style-name="P49"/>
      <text:list xml:id="list997840196" text:continue-numbering="true" text:style-name="WW8Num8">
        <text:list-item>
          <text:p text:style-name="P96">To change directory into your sandpit type:</text:p>
        </text:list-item>
      </text:list>
      <text:p text:style-name="P44"/>
      <text:p text:style-name="P49"><text:span text:style-name="T16">cd</text:span> <text:span text:style-name="T27">~/sandpit </text:span></text:p>
      <text:p text:style-name="P49"/>
      <text:list xml:id="list1774587670" text:continue-numbering="true" text:style-name="WW8Num8">
        <text:list-item>
          <text:p text:style-name="P96">To get AIM from the AIFDR repository type: </text:p>
        </text:list-item>
      </text:list>
      <text:p text:style-name="P44"/>
      <text:p text:style-name="P49"><text:span text:style-name="T16">svn co</text:span> <text:span text:style-name="T32">http://www.aifdr.org/svn/aim/trunk aim</text:span> </text:p>
      <text:p text:style-name="P49"/>
      <text:list xml:id="list1874772006" text:continue-numbering="true" text:style-name="WW8Num8">
        <text:list-item>
          <text:p text:style-name="P96">To change to the AIM source code directory type: </text:p>
        </text:list-item>
      </text:list>
      <text:p text:style-name="P44"/>
      <text:p text:style-name="P49"><text:span text:style-name="T16">cd</text:span> <text:span text:style-name="T27">~/sandpit/aim/source/aim</text:span> </text:p>
      <text:p text:style-name="P49"/>
      <text:list xml:id="list1135415451" text:continue-numbering="true" text:style-name="WW8Num8">
        <text:list-item>
          <text:p text:style-name="P96">To install Fall3D-5.1.1 type:</text:p>
        </text:list-item>
      </text:list>
      <text:p text:style-name="P44"/>
      <text:p text:style-name="P49"><text:span text:style-name="T16">python</text:span> <text:span text:style-name="T32">install_fall3d.py </text:span></text:p>
      <text:p text:style-name="P50"/>
      <text:list xml:id="list611190657" text:continue-numbering="true" text:style-name="WW8Num8">
        <text:list-item>
          <text:p text:style-name="P96">When prompted with 'update .bashrc file (Y or N) type:</text:p>
        </text:list-item>
      </text:list>
      <text:p text:style-name="P41"/>
      <text:p text:style-name="P41"><text:tab/><text:span text:style-name="T54">Y</text:span></text:p>
      <text:p text:style-name="P41"/>
      <text:list xml:id="list1238264540" text:continue-numbering="true" text:style-name="WW8Num8">
        <text:list-item>
          <text:p text:style-name="P96"><text:soft-page-break/>You will be asked to give a location for FALL3D to be installed. You need to type:</text:p>
        </text:list-item>
      </text:list>
      <text:p text:style-name="P31"/>
      <text:p text:style-name="P33">~/FALL3D</text:p>
      <text:p text:style-name="P31"/>
      <text:list xml:id="list1424704028" text:continue-numbering="true" text:style-name="WW8Num8">
        <text:list-item>
          <text:p text:style-name="P96">You will then be asked to give a location for TEPHRADATA to be stored. You need to type:</text:p>
        </text:list-item>
      </text:list>
      <text:p text:style-name="Standard"/>
      <text:p text:style-name="P33">/model_area/tephra</text:p>
      <text:p text:style-name="P31"/>
      <text:list xml:id="list1568039038" text:continue-numbering="true" text:style-name="WW8Num8">
        <text:list-item>
          <text:p text:style-name="P96">You will then need to type:</text:p>
        </text:list-item>
      </text:list>
      <text:p text:style-name="Standard"/>
      <text:p text:style-name="P33">source ~/.bashrc </text:p>
      <text:p text:style-name="P33"/>
      <text:p text:style-name="P37">(Important - include the space between ‘source’ and ‘~/.bashrc’)</text:p>
      <text:p text:style-name="P31"/>
      <text:list xml:id="list1319458926" text:continue-numbering="true" text:style-name="WW8Num8">
        <text:list-item>
          <text:p text:style-name="P96">You then need to run the python script again to complete the installation. Type:</text:p>
        </text:list-item>
      </text:list>
      <text:p text:style-name="P44"/>
      <text:p text:style-name="P49"><text:span text:style-name="T16">python</text:span> <text:span text:style-name="T32">install_fall3d.py </text:span></text:p>
      <text:p text:style-name="Standard"/>
      <text:list xml:id="list382751638" text:continue-numbering="true" text:style-name="WW8Num8">
        <text:list-item>
          <text:p text:style-name="P96">To change directories and begin testing type: </text:p>
        </text:list-item>
      </text:list>
      <text:p text:style-name="P44"/>
      <text:p text:style-name="P49"><text:span text:style-name="T16">cd</text:span> <text:span text:style-name="T27">~/sandpit/aim/testing</text:span> </text:p>
      <text:p text:style-name="P49"/>
      <text:list xml:id="list1388787257" text:continue-numbering="true" text:style-name="WW8Num8">
        <text:list-item>
          <text:p text:style-name="P96">To run the test suite type:</text:p>
        </text:list-item>
      </text:list>
      <text:p text:style-name="P44"/>
      <text:p text:style-name="P49"><text:span text:style-name="T16">python</text:span> <text:span text:style-name="T32">test_aim.py</text:span></text:p>
      <text:p text:style-name="P49"/>
      <text:p text:style-name="Standard">We have supplied five test eruptive scenarios in the testing area and it is highly recommended that you run each one in turn and confirm that results are produced. </text:p>
      <text:p text:style-name="Standard"/>
      <text:list xml:id="list558582524" text:continue-numbering="true" text:style-name="WW8Num8">
        <text:list-item>
          <text:p text:style-name="P96">To run each test scenario (one at a time) type:</text:p>
        </text:list-item>
      </text:list>
      <text:p text:style-name="P44"/>
      <text:p text:style-name="P49"><text:span text:style-name="T16">python</text:span> <text:span text:style-name="T32">merapi.py</text:span> </text:p>
      <text:p text:style-name="P49"><text:span text:style-name="T16">python</text:span> <text:span text:style-name="T32">tambora.py</text:span> </text:p>
      <text:p text:style-name="P49"><text:span text:style-name="T16">python</text:span> <text:span text:style-name="T33">galunggung.py</text:span></text:p>
      <text:p text:style-name="P49"><text:span text:style-name="T16">python</text:span><text:span text:style-name="T32"> mayon.py</text:span></text:p>
      <text:p text:style-name="P49"><text:span text:style-name="T18">python</text:span><text:span text:style-name="T45"> </text:span><text:span text:style-name="T35">pinatubo.py</text:span></text:p>
      <text:p text:style-name="Standard"/>
      <text:p text:style-name="Standard">The time required to output results varies according to eruption duration, magnitude etc (allow 5 – 20 mins per scenario). To view the output files for each scenario:</text:p>
      <text:p text:style-name="P12"/>
      <text:list xml:id="list1823942380" text:continue-numbering="true" text:style-name="WW8Num8">
        <text:list-item>
          <text:p text:style-name="P96">On the desktop select the <text:span text:style-name="T27">Places</text:span> tab on the toolbar and select <text:span text:style-name="T27">home folder</text:span> to open the file browser window</text:p>
        </text:list-item>
        <text:list-item>
          <text:p text:style-name="P96">Select <text:span text:style-name="T27">File System</text:span> from the list of options on the left</text:p>
        </text:list-item>
        <text:list-item>
          <text:p text:style-name="P96">Double click on the directory <text:span text:style-name="T32">model_area</text:span></text:p>
        </text:list-item>
        <text:list-item>
          <text:p text:style-name="P96">Double click on the directory <text:span text:style-name="T32">tephra</text:span></text:p>
        </text:list-item>
        <text:list-item>
          <text:p text:style-name="P96">Double click on the directory for the volcano that was tested (i.e. merapi, tambora etc)</text:p>
        </text:list-item>
        <text:list-item>
          <text:p text:style-name="P96">Double click on the directory that contains the simulation you ran (time stamped)</text:p>
        </text:list-item>
      </text:list>
      <text:p text:style-name="Standard"/>
      <text:p text:style-name="Standard"><text:soft-page-break/>The name of this directory will reflect the volcano name, your user name and a time stamp (i.e <text:span text:style-name="T32">volcano_username_time</text:span> for when the simulation was run in local Indonesian time. The output files can be viewed here as well as a copy of the input data used the run the scenario.</text:p>
      <text:h text:style-name="P126" text:outline-level="2"/>
      <text:h text:style-name="P128" text:outline-level="2">STEP 2 – installing VOLCANIC ASH MODELLING REPOSITORY </text:h>
      <text:p text:style-name="P52"><text:span text:style-name="T47">Production runs can now be run from anywhere on your account. AIFDR suggests AIM models be run from the repository </text:span><text:span text:style-name="T35">volcanic_ash_modelling</text:span><text:span text:style-name="T47">. To checkout the repository:</text:span></text:p>
      <text:list xml:id="list1356684796" text:style-name="WW8Num9">
        <text:list-item>
          <text:p text:style-name="P97">In the terminal window return to your sandpit </text:p>
        </text:list-item>
      </text:list>
      <text:p text:style-name="P31"><text:span text:style-name="T45">i.e </text:span><text:span text:style-name="T29">home/</text:span><text:span text:style-name="T18">&lt;username&gt;</text:span><text:span text:style-name="T29">/</text:span><text:span text:style-name="T35">sandpit</text:span><text:span text:style-name="T45"> – this directory already contains a folder called </text:span><text:span text:style-name="T35">aim</text:span><text:span text:style-name="T45"> and you can confirm this by typing: </text:span></text:p>
      <text:p text:style-name="P35"/>
      <text:p text:style-name="P34">ls –l </text:p>
      <text:p text:style-name="P35"/>
      <text:list xml:id="list1464842534" text:continue-numbering="true" text:style-name="WW8Num9">
        <text:list-item>
          <text:p text:style-name="P97">Once in the directory sandpit type:</text:p>
        </text:list-item>
      </text:list>
      <text:p text:style-name="P45"/>
      <text:p text:style-name="P49"><text:span text:style-name="T18">svn co</text:span><text:span text:style-name="T45"> </text:span><text:span text:style-name="T35">http://www.aifdr.org/svn/volcanic_ash_modelling</text:span><text:span text:style-name="T45"> </text:span><text:span text:style-name="T36">--</text:span><text:span text:style-name="T35">username &lt;username&gt;</text:span></text:p>
      <text:p text:style-name="P51"/>
      <text:p text:style-name="P49"><text:span text:style-name="T46">(i.e. </text:span><text:span text:style-name="T19">svn co</text:span><text:span text:style-name="T46"> </text:span><text:span text:style-name="T37">http://www.aifdr.org/svn/volcanic_ash_modelling</text:span><text:span text:style-name="T46"> </text:span><text:span text:style-name="T37">--username bearad</text:span><text:span text:style-name="T46">)</text:span></text:p>
      <text:p text:style-name="P12"/>
      <text:p text:style-name="P12"/>
      <text:list xml:id="list806931572" text:continue-numbering="true" text:style-name="WW8Num9">
        <text:list-item>
          <text:p text:style-name="P98"><text:span text:style-name="T45">To confirm that your sandpit contains the directory </text:span><text:span text:style-name="T35">volcanic_ash_modelling</text:span><text:span text:style-name="T45"> type:</text:span></text:p>
        </text:list-item>
      </text:list>
      <text:p text:style-name="P34"/>
      <text:p text:style-name="P34">ls –l</text:p>
      <text:p text:style-name="P34"/>
      <text:list xml:id="list1033822108" text:continue-numbering="true" text:style-name="WW8Num9">
        <text:list-item>
          <text:p text:style-name="P98"><text:span text:style-name="T45">Change to the </text:span><text:span text:style-name="T35">volcanic_ash_modelling</text:span><text:span text:style-name="T45"> directory</text:span></text:p>
        </text:list-item>
      </text:list>
      <text:p text:style-name="P45"/>
      <text:p text:style-name="P31"><text:span text:style-name="T18">cd</text:span><text:span text:style-name="T45"> </text:span><text:span text:style-name="T35">volcanic_ash_modelling</text:span></text:p>
      <text:p text:style-name="P35"/>
      <text:list xml:id="list1648354359" text:continue-numbering="true" text:style-name="WW8Num9">
        <text:list-item>
          <text:p text:style-name="P97">To run a new scenario, change the indonesian_scenarios directory</text:p>
        </text:list-item>
      </text:list>
      <text:p text:style-name="P45"/>
      <text:p text:style-name="P31"><text:span text:style-name="T18">cd </text:span><text:span text:style-name="T35">indonesian_scenarios</text:span><text:span text:style-name="T43"> </text:span></text:p>
      <text:p text:style-name="P36"/>
      <text:list xml:id="list763379069" text:continue-numbering="true" text:style-name="WW8Num9">
        <text:list-item>
          <text:p text:style-name="P97">Change into the directory for the volcano you would like to model and see below for preparation of input data.</text:p>
        </text:list-item>
      </text:list>
      <text:p text:style-name="P12"/>
      <text:p text:style-name="P31"><text:span text:style-name="T18">cd</text:span><text:span text:style-name="T45"> </text:span><text:span text:style-name="T35">volcano </text:span><text:span text:style-name="T48">(i.e. merapi)</text:span></text:p>
      <text:p text:style-name="P12"/>
      <text:p text:style-name="P4"/>
      <text:h text:style-name="Heading_20_1" text:outline-level="1"/>
      <text:h text:style-name="P121" text:outline-level="1">Preparation of input data</text:h>
      <text:h text:style-name="P130" text:outline-level="2"/>
      <text:p text:style-name="P10">AIM requires the user to provide three kinds of input data: </text:p>
      <text:p text:style-name="P10"/>
      <text:list xml:id="list37783186" text:style-name="WW8Num23">
        <text:list-item>
          <text:p text:style-name="P99">a volcanological input file which details the physical properties of the eruption being modelled (eruption column height, mass flow rate, grainsize distribution) created using the python script <text:s/>&lt;<text:span text:style-name="T32">scenarioname</text:span><text:span text:style-name="T55">&gt;</text:span><text:span text:style-name="T32">.py</text:span></text:p>
        </text:list-item>
      </text:list>
      <text:p text:style-name="P47"/>
      <text:p text:style-name="P46"/>
      <text:list xml:id="list1911334967" text:continue-numbering="true" text:style-name="WW8Num23">
        <text:list-item>
          <text:p text:style-name="P99">a topographic grid file which contains spatial data (x,y,z) for the region <text:s/>(the terrain onto which ash is deposited) - <text:s/>&lt;<text:span text:style-name="T32">scenarioname</text:span><text:span text:style-name="T56">&gt;</text:span><text:span text:style-name="T32">.top</text:span></text:p>
          <text:p text:style-name="P104"/>
        </text:list-item>
        <text:list-item>
          <text:p text:style-name="P106">a projection file which accompanies the spatial data and contains geo-referencing information required to create Google Earth KML output files - &lt;<text:span text:style-name="T33">scenarioname</text:span>&gt;<text:span text:style-name="T33">.prj</text:span></text:p>
          <text:p text:style-name="P106"/>
        </text:list-item>
        <text:list-item>
          <text:p text:style-name="P106">a meteorological file which contains wind speed, direction and air temperature information for the eruption. There are 3 options: </text:p>
        </text:list-item>
      </text:list>
      <text:p text:style-name="P67"/>
      <text:list xml:id="list1893678229" text:style-name="L1">
        <text:list-item>
          <text:p text:style-name="P112"><text:span text:style-name="T55">Vertical wind profile (simplest) - <text:s/>user created - &lt;s</text:span><text:span text:style-name="T33">cenarioname</text:span><text:span text:style-name="T55">&gt;</text:span><text:span text:style-name="T33">.profile</text:span></text:p>
        </text:list-item>
        <text:list-item>
          <text:p text:style-name="P114">Calmet62 (complex) – not used</text:p>
        </text:list-item>
        <text:list-item>
          <text:p text:style-name="P112"><text:span text:style-name="T55">NCEP re-analysis 1 (complex) – processed data (preferable) - &lt;s</text:span>cenarioname<text:span text:style-name="T55">&gt;</text:span><text:span text:style-name="T33">.ncep1</text:span><text:span text:style-name="T33"><text:tab/></text:span></text:p>
        </text:list-item>
      </text:list>
      <text:p text:style-name="P66"/>
      <text:h text:style-name="P129" text:outline-level="2">STEP 3 – topography INPUT file</text:h>
      <text:p text:style-name="P10"/>
      <text:p text:style-name="P10">AIM users have access to a repository of DEM's. This repository contains DEM's of varying spatial scale for every volcano in Indonesia as well as a small number of Philippines and Papua New Guinea volcanoes. <text:s/>Each DEM has the file extension '*.txt' and has an accompanying projection file used by AIM to generate Google Earth layers. The projection file has the same filename as the DEM but the extension '*.prj'. <text:s/>This repository is located in:</text:p>
      <text:p text:style-name="P10"/>
      <text:p text:style-name="P10"><text:tab/><text:span text:style-name="T28">/model_area/tephra/dems</text:span></text:p>
      <text:h text:style-name="P129" text:outline-level="2"/>
      <text:list xml:id="list1875661905" text:style-name="L2">
        <text:list-item>
          <text:p text:style-name="P75">Copy the DEM and the projection file for the volcano you are modelling </text:p>
          <text:p text:style-name="P77"/>
          <text:p text:style-name="P77">Eg. <text:s/><text:span text:style-name="T15">srtm</text:span>_&lt;<text:span text:style-name="T33">scenarioname</text:span>&gt;<text:span text:style-name="T33">_</text:span><text:span text:style-name="T61">&lt;</text:span><text:span text:style-name="T33">km</text:span><text:span text:style-name="T61">&gt;</text:span><text:span text:style-name="T33">_</text:span><text:span text:style-name="T61">&lt;</text:span><text:span text:style-name="T33">cellsize</text:span><text:span text:style-name="T61">&gt;</text:span><text:span text:style-name="T33">.txt</text:span> <text:s/>and; <text:s text:c="3"/></text:p>
          <text:p text:style-name="P77"><text:s text:c="7"/><text:span text:style-name="T15">srtm</text:span>_&lt;<text:span text:style-name="T33">scenarioname</text:span>&gt;<text:span text:style-name="T33">_</text:span><text:span text:style-name="T61">&lt;</text:span><text:span text:style-name="T33">km</text:span><text:span text:style-name="T61">&gt;</text:span><text:span text:style-name="T33">_</text:span><text:span text:style-name="T61">&lt;</text:span><text:span text:style-name="T33">cellsize</text:span><text:span text:style-name="T61">&gt;</text:span><text:span text:style-name="T33">.prj</text:span> </text:p>
          <text:p text:style-name="P75"/>
        </text:list-item>
        <text:list-item>
          <text:p text:style-name="P75">Open the subdirectory for the scenario you are running in volcanic_ash_modelling</text:p>
        </text:list-item>
      </text:list>
      <text:p text:style-name="P22"/>
      <text:p text:style-name="P22"><text:tab/>(i.e. <text:span text:style-name="T28">~/sandpit/volcanic_ash_modelling/indonesian_scenarios/merapi</text:span>)</text:p>
      <text:p text:style-name="P22"/>
      <text:list xml:id="list662800145" text:continue-numbering="true" text:style-name="L2">
        <text:list-item>
          <text:p text:style-name="P78">Paste the two files into this subdirectory </text:p>
          <text:p text:style-name="P78"/>
        </text:list-item>
        <text:list-item>
          <text:p text:style-name="P76"><text:span text:style-name="T61">Rename the files &lt;</text:span><text:span text:style-name="T33">scenarioname</text:span><text:span text:style-name="T61">&gt;</text:span><text:span text:style-name="T15">.</text:span><text:span text:style-name="T33">top and </text:span><text:span text:style-name="T61">&lt;</text:span><text:span text:style-name="T33">scenarioname</text:span><text:span text:style-name="T61">&gt;</text:span><text:span text:style-name="T33">.prj </text:span><text:span text:style-name="T61">respectively</text:span></text:p>
          <text:p text:style-name="P78"/>
        </text:list-item>
      </text:list>
      <text:p text:style-name="P22"><text:tab/></text:p>
      <text:h text:style-name="P129" text:outline-level="2">STEP 4 – <text:s/>METEOROLOGICAL INPUT file</text:h>
      <text:p text:style-name="P10"/>
      <text:h text:style-name="P135" text:outline-level="3"><text:soft-page-break/><text:span text:style-name="T15">A.</text:span> 3D wind field (multiple points)</text:h>
      <text:p text:style-name="P74"/>
      <text:p text:style-name="P22">In the majority of instances the user will input NCEP (re-analysis 1) meteorological data pre-processed for the time period of interest. This data captures the monthly mean conditions for a user specified domain and is particularly useful for recent eruptions (last 40 years) and predictive scenarios. Fall3d-6 will create a 3D wind field based on this information. One ncep1 input file is needed per scenario. A number of files are provided for AIM users in the directory:</text:p>
      <text:p text:style-name="P22"/>
      <text:list xml:id="list1408148016" text:continue-numbering="true" text:style-name="L2">
        <text:list-item>
          <text:p text:style-name="P75">Copy the ncep1 file for the volcano you are modelling </text:p>
        </text:list-item>
        <text:list-item>
          <text:p text:style-name="P75">Open the subdirectory for the scenario you are running in volcanic_ash_modelling</text:p>
        </text:list-item>
      </text:list>
      <text:p text:style-name="P22"/>
      <text:p text:style-name="P22"><text:tab/>(i.e. <text:span text:style-name="T28">~/sandpit/volcanic_ash_modelling/indonesian_scenarios/merapi</text:span>)</text:p>
      <text:p text:style-name="P22"/>
      <text:list xml:id="list1691238247" text:continue-numbering="true" text:style-name="L2">
        <text:list-item>
          <text:p text:style-name="P78">Paste the ncep1 file into this subdirectory </text:p>
        </text:list-item>
        <text:list-item>
          <text:p text:style-name="P78">Rename the file &lt;<text:span text:style-name="T33">scenarioname</text:span>&gt;<text:span text:style-name="T15">.</text:span><text:span text:style-name="T33">ncep1</text:span></text:p>
        </text:list-item>
      </text:list>
      <text:p text:style-name="P22"/>
      <text:p text:style-name="P22"><text:tab/>(i.e <text:span text:style-name="T28">~/sandpit/volcanic_ash_modelling/merapi/</text:span><text:span text:style-name="T33">merapi.ncep1</text:span><text:span text:style-name="T15">)</text:span></text:p>
      <text:p text:style-name="P10"/>
      <text:h text:style-name="Heading_20_3" text:outline-level="3">B. Vertical wind profile (single point)</text:h>
      <text:p text:style-name="Standard"/>
      <text:p text:style-name="P10">The user will not always be able to obtain 3D wind data particularly in the case of historical eruptions where only the prevailing wind direction can be estimated from the preserved ash deposits. In this instance the user can create a simplified vertical wind profile using the template in Appendix 2. To construct a vertical wind profile the user must have information on typical prevailing wind directions, speeds and air temperatures <text:s/>for the region being modelled. Fall3d-6 will create a 2D wind field based on this information (typically wind conditions at a single point directly above the vent). </text:p>
      <text:p text:style-name="P10"/>
      <text:list xml:id="list473054109" text:style-name="WW8Num18">
        <text:list-item>
          <text:p text:style-name="P100">Create a profile using guidelines in Appendix 2</text:p>
        </text:list-item>
        <text:list-item>
          <text:p text:style-name="P100">Save as<text:span text:style-name="T32"> </text:span><text:span text:style-name="T55">&lt;</text:span><text:span text:style-name="T32">scenarioname</text:span><text:span text:style-name="T55">&gt;</text:span><text:span text:style-name="T32">.profile</text:span> in the subdirectory for that scenario. </text:p>
          <text:p text:style-name="P116"/>
        </text:list-item>
      </text:list>
      <text:p text:style-name="P66"><text:span text:style-name="T9"><text:tab/></text:span>(i.e <text:span text:style-name="T26">~</text:span><text:span text:style-name="T27">/sandpit/volcanic_ash_modelling/merapi/</text:span><text:span text:style-name="T32">merapi.profile</text:span>)</text:p>
      <text:h text:style-name="P130" text:outline-level="2"/>
      <text:h text:style-name="P130" text:outline-level="2">STEP 5 – <text:s/>VOLCANOLOGICAL INPUT FILE </text:h>
      <text:p text:style-name="P10"/>
      <text:p text:style-name="P10">The python script &lt;<text:span text:style-name="T33">scenarioname</text:span>&gt;.<text:span text:style-name="T33">py</text:span> is deigned to create the volcanological input file <text:s/>(the forth and final input file required by fall3d-6). This is where the user adds all the remaining information needed to run a scenario. A worksheet of all input parameters required by &lt;<text:span text:style-name="T33">scenarioname</text:span>&gt;.<text:span text:style-name="T33">py</text:span> is detailed in Appendix 3. </text:p>
      <text:p text:style-name="P10"/>
      <text:p text:style-name="P13">Preparation:</text:p>
      <text:p text:style-name="P10"/>
      <text:list xml:id="list526318293" text:style-name="L3">
        <text:list-item>
          <text:p text:style-name="P79">For each new scenario use the worksheet to record the details of the eruption you are running (location, date, eruption observations etc) and to ensure you have all the input variables required to run the scenario. A range table (Appendix 4) and a glossary of terms (Appendix 5) are also available to assist with completing the worksheet. The worksheet can be kept for reference and also referred to when using &lt;<text:span text:style-name="T33">scenarioname</text:span>&gt;.<text:span text:style-name="T33">py</text:span>. </text:p>
          <text:p text:style-name="P79"/>
        </text:list-item>
      </text:list>
      <text:p text:style-name="Standard"><text:span text:style-name="T44">Using the model script</text:span> <text:span text:style-name="T15">&lt;</text:span><text:span text:style-name="T33">scenarioname</text:span><text:span text:style-name="T15">&gt;</text:span><text:span text:style-name="T33">.py</text:span><text:span text:style-name="T15">:</text:span></text:p>
      <text:p text:style-name="P10"/>
      <text:list xml:id="list975867832" text:style-name="WW8Num4">
        <text:list-item>
          <text:p text:style-name="P101"><text:soft-page-break/>In the Ubuntu environment (orange screen) select the <text:span text:style-name="T27">places </text:span>tab from the tool bar at the top of he screen and select <text:span text:style-name="T27">home folder</text:span> to open the file browser as a new window</text:p>
          <text:p text:style-name="P115"/>
        </text:list-item>
        <text:list-item>
          <text:p text:style-name="P101"><text:span text:style-name="T55">A copy of the script can be found at <text:s/></text:span><text:span text:style-name="T28">/sandpit/aim/testing/ </text:span><text:span text:style-name="T57">(The same scripts used during STEP 1 – Installing and testing AIM)</text:span></text:p>
          <text:p text:style-name="P110"/>
          <text:p text:style-name="P101"><text:span text:style-name="T55">i.e</text:span><text:span text:style-name="T28"> </text:span><text:span text:style-name="T33">merapi.py</text:span></text:p>
          <text:p text:style-name="P105"/>
          <text:p text:style-name="P117"/>
        </text:list-item>
        <text:list-item>
          <text:p text:style-name="P107">Copy the script and paste it into the subdirectory for scenario you are modelling in volcanic_ash_modelling</text:p>
        </text:list-item>
      </text:list>
      <text:p text:style-name="P10"><text:tab/></text:p>
      <text:p text:style-name="P10"><text:tab/>Note: It is important that each model script has the following code at the bottom:</text:p>
      <text:p text:style-name="P10"/>
      <text:p text:style-name="P10"><text:span text:style-name="c"><text:span text:style-name="T50"><text:tab/># Run model using specified parameters</text:span></text:span></text:p>
      <text:p text:style-name="P10"><text:span text:style-name="k"><text:span text:style-name="T50"><text:tab/>if</text:span></text:span><text:span text:style-name="T50"> __name__ </text:span><text:span text:style-name="o"><text:span text:style-name="T50">==</text:span></text:span><text:span text:style-name="T50"> </text:span><text:span text:style-name="s"><text:span text:style-name="T50">'__main__'</text:span></text:span><text:span text:style-name="p"><text:span text:style-name="T50">:</text:span></text:span></text:p>
      <text:p text:style-name="P10"><text:span text:style-name="k"><text:span text:style-name="T50"><text:s text:c="3"/><text:tab/> from</text:span></text:span><text:span text:style-name="T50"> </text:span><text:span text:style-name="nn"><text:span text:style-name="T50">aim</text:span></text:span><text:span text:style-name="T50"> </text:span><text:span text:style-name="k"><text:span text:style-name="T50">import</text:span></text:span><text:span text:style-name="T50"> run_scenario</text:span></text:p>
      <text:list xml:id="list1786939942" text:continue-numbering="true" text:style-name="WW8Num4">
        <text:list-header>
          <text:p text:style-name="P101"><text:span text:style-name="T38">    run_scenario</text:span><text:span text:style-name="p"><text:span text:style-name="T38">(</text:span></text:span><text:span text:style-name="T38">__file__</text:span><text:span text:style-name="p"><text:span text:style-name="T38">)</text:span></text:span></text:p>
          <text:p text:style-name="P101"><text:span text:style-name="p"><text:span text:style-name="T38"/></text:span></text:p>
        </text:list-header>
        <text:list-item>
          <text:p text:style-name="P101">Modify the script input variables using the worksheet you created.</text:p>
        </text:list-item>
        <text:list-item>
          <text:p text:style-name="P101">Rename the script &lt;<text:span text:style-name="T33">scenarioname</text:span>&gt;.<text:span text:style-name="T33">py</text:span> where applicable</text:p>
        </text:list-item>
      </text:list>
      <text:p text:style-name="P10"><text:span text:style-name="p"><text:span text:style-name="T50"/></text:span></text:p>
      <text:p text:style-name="P10">This completes the data gathering process. You should now have four files in the subdirectory for the volcano you are modelling:</text:p>
      <text:p text:style-name="P10"/>
      <text:p text:style-name="P10"><text:tab/><text:span text:style-name="T33">&lt;scenarioname&gt;.py</text:span></text:p>
      <text:p text:style-name="P20"><text:tab/>&lt;scenarioname&gt;.top</text:p>
      <text:p text:style-name="P20"><text:tab/>&lt;scenarioname&gt;.prj</text:p>
      <text:p text:style-name="P20"><text:tab/>&lt;scenarioname&gt;.profile <text:span text:style-name="T55">OR</text:span> &lt;scenarioname&gt;.ncep1</text:p>
      <text:p text:style-name="P20"/>
      <text:h text:style-name="P130" text:outline-level="2"/>
      <text:p text:style-name="P4"/>
      <text:h text:style-name="P121" text:outline-level="1">Modelling procedure</text:h>
      <text:p text:style-name="P23"/>
      <text:h text:style-name="P131" text:outline-level="2">STEP 6 – RUNNING A SCENARIO using aim</text:h>
      <text:p text:style-name="P23"/>
      <text:p text:style-name="P23"/>
      <text:list xml:id="list1898801328" text:style-name="WW8Num21">
        <text:list-item>
          <text:p text:style-name="P108">Open a new terminal</text:p>
        </text:list-item>
        <text:list-item>
          <text:p text:style-name="P108">Navigate to the subdirectory where the four input files are located by typing:</text:p>
        </text:list-item>
      </text:list>
      <text:p text:style-name="P48"/>
      <text:p text:style-name="P38"><text:span text:style-name="T16">cd</text:span><text:span text:style-name="T62"> </text:span><text:change-start text:change-id="ct50484544"/><text:span text:style-name="T30">~</text:span><text:change-end text:change-id="ct50484544"/><text:change-start text:change-id="ct50479104"/><text:span text:style-name="T30">/</text:span><text:change-end text:change-id="ct50479104"/><text:span text:style-name="T30">sa</text:span><text:span text:style-name="T27">ndpit/volcanic_ash_modelling/indonesian_scenarios/&lt;scenarioname&gt;</text:span></text:p>
      <text:p text:style-name="P38"/>
      <text:list xml:id="list2142676515" text:continue-numbering="true" text:style-name="WW8Num21">
        <text:list-item>
          <text:p text:style-name="P108">To run the scenario type:</text:p>
        </text:list-item>
      </text:list>
      <text:p text:style-name="P48"/>
      <text:p text:style-name="P38"><text:span text:style-name="T16">python</text:span> &lt;<text:span text:style-name="T32">scenarioname</text:span><text:span text:style-name="T14">&gt;.</text:span><text:span text:style-name="T32">py</text:span></text:p>
      <text:p text:style-name="P40"/>
      <text:p text:style-name="P32"><text:span text:style-name="T59">(</text:span><text:span text:style-name="T60">i.e.</text:span><text:span text:style-name="T59"> </text:span><text:span text:style-name="T17">python</text:span><text:span text:style-name="T59"> </text:span><text:span text:style-name="T42">merapi.py</text:span><text:span text:style-name="T59">)</text:span></text:p>
      <text:p text:style-name="P39"/>
      <text:list xml:id="list703883423" text:continue-numbering="true" text:style-name="WW8Num21">
        <text:list-item>
          <text:p text:style-name="P108">Whilst the model is running select the <text:span text:style-name="T27">places</text:span><text:span text:style-name="T14"> </text:span>tab from the toolbar and select <text:span text:style-name="T27">home folder</text:span> to open the file browser as a new window</text:p>
        </text:list-item>
        <text:list-item>
          <text:p text:style-name="P109">Enter the directory:</text:p>
          <text:p text:style-name="P111"/>
          <text:p text:style-name="P111">/model_area/tephra/scenarios/&lt;scenarioname&gt;</text:p>
          <text:p text:style-name="P108"/>
        </text:list-item>
        <text:list-item>
          <text:p text:style-name="P108">The output files for each simulation are located in time stamped directories. If you added a comment on the eruption in the script &lt;scenarioname&gt;.py this will appear at the end of the directory name.</text:p>
        </text:list-item>
      </text:list>
      <text:p text:style-name="P42"/>
      <text:p text:style-name="P42"><text:tab/>e.g. &lt;<text:span text:style-name="T28">username</text:span>&gt;_&lt;<text:span text:style-name="T28">year</text:span>&gt;-&lt;<text:span text:style-name="T28">month</text:span>&gt;-&lt;<text:span text:style-name="T28">day</text:span>&gt;&lt;<text:span text:style-name="T28">time</text:span>&gt;_&lt;<text:span text:style-name="T28">eruption_comment</text:span>&gt;</text:p>
      <text:p text:style-name="P42"/>
      <text:list xml:id="list1272004778" text:continue-numbering="true" text:style-name="WW8Num21">
        <text:list-item>
          <text:p text:style-name="P108">Double click on the simulation you are running to open it and you will be able to view the output files as they are being generated. </text:p>
        </text:list-item>
      </text:list>
      <text:p text:style-name="P46"/>
      <text:p text:style-name="P66">This completes the modelling procedure. Refer to the Appendix 8 for a summary on viewing model results. <text:s/></text:p>
      <text:p text:style-name="P10"/>
      <text:h text:style-name="P130" text:outline-level="2"/>
      <text:h text:style-name="P122" text:outline-level="1">Appendix 1 – Template for topography input file</text:h>
      <text:p text:style-name="P8"/>
      <text:p text:style-name="P9">1. Surfer GRD file (used by Fall3d-6 in native mode – will be automatically generated by AIM using the DEM srtm_&lt;<text:span text:style-name="T39">scenarioname</text:span>&gt;_&lt;<text:span text:style-name="T31">km</text:span>&gt;_&lt;<text:span text:style-name="T31">cellsize</text:span>&gt;<text:span text:style-name="T31">.txt</text:span> (Refer to Step 3)</text:p>
      <text:p text:style-name="P69"/>
      <text:p text:style-name="P73">DSAA</text:p>
      <text:p text:style-name="P73">59 64</text:p>
      <text:p text:style-name="P73">412432.3 471432.3</text:p>
      <text:p text:style-name="P73">9106708.6 9170708.6</text:p>
      <text:p text:style-name="P73">0.0 0.0</text:p>
      <text:p text:style-name="P7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5.200000E+01 <text:s text:c="2"/>1.250000E+02 <text:s text:c="2"/>1.030000E+02 <text:s text:c="2"/>1.710000E+02 <text:s text:c="2"/>1.920000E+02 <text:s text:c="2"/>1.830000E+02 <text:s text:c="2"/>2.150000E+02<text:span text:style-name="T10"> </text:span></text:p>
      <text:p text:style-name="P68"><text:span text:style-name="T11">2. ESRII ASCII file (format of srtm_&lt;</text:span><text:span text:style-name="T40">scenarioname</text:span><text:span text:style-name="T11">&gt;_&lt;</text:span><text:span text:style-name="T41">km</text:span><text:span text:style-name="T11">&gt;_&lt;</text:span><text:span text:style-name="T41">cellsize</text:span><text:span text:style-name="T11">&gt;</text:span><text:span text:style-name="T41">.txt</text:span><text:span text:style-name="T58">: required by AIM</text:span><text:span text:style-name="T11">)</text:span></text:p>
      <text:p text:style-name="P70"/>
      <text:p text:style-name="P71">ncols <text:s text:c="8"/>59</text:p>
      <text:p text:style-name="P71">nrows <text:s text:c="8"/>64</text:p>
      <text:p text:style-name="P71">xllcorner <text:s text:c="4"/>412432.33601038</text:p>
      <text:p text:style-name="P71">yllcorner <text:s text:c="4"/>9106708.627275</text:p>
      <text:p text:style-name="P71">cellsize <text:s text:c="5"/>1000</text:p>
      <text:p text:style-name="P71">NODATA_value <text:s/>-9999</text:p>
      <text:p text:style-name="P71">358 347 335 325 358 376 404 442 469 488 548 575 578 664 690 779 814 850 964 951 975 1091 1164 1234 1366 <text:s text:c="2"/>1426 1562 1586 1571 1420 1370 1296 1095 986 924 836 789 751 659 615 545 517 484 432 405 393 351 352 287 </text:p>
      <text:h text:style-name="P123" text:outline-level="1">Appendix 2 – Template for vertical wind profile </text:h>
      <text:h text:style-name="Heading_20_1" text:outline-level="1">(AIM only)</text:h>
      <text:p text:style-name="P86">Each block of data represents one hour. Each one hour block contains the number of z-layers defined by the user in the input variable worksheet (Appendix 3). The number of z layers in each block must remain constant. For each z layer, the user must input three variables: wind speed (m/s), wind direction (degrees from North/ radians) and air temperature beginning with the z layer of lowest altitude. Wind direction (second variable) can be reported as a number value between 0 and 359 or as a direction N, NE, E, SE, S, SW, W or NW. <text:s/>The example below is for a 3 hour eruption. This eruption involves nine z-layers. The wind speed, direction and air temperature for each z layer for each hour is listed: wind directions are reported were possible in degrees from azimuth (north) or as a direction (NE, E). </text:p>
      <text:p text:style-name="P14"/>
      <text:p text:style-name="P14"><text:tab/><text:tab/> <text:s text:c="9"/>Eg.</text:p>
      <text:p text:style-name="P53">Hour 1</text:p>
      <text:p text:style-name="P53">10 10 14</text:p>
      <text:p text:style-name="P53">10 12 4</text:p>
      <text:p text:style-name="P53">10 12 1</text:p>
      <text:p text:style-name="P53">10 11 -2</text:p>
      <text:p text:style-name="P53">10 10 -12</text:p>
      <text:p text:style-name="P53">10 13 -30</text:p>
      <text:p text:style-name="P53">10 10 -42</text:p>
      <text:p text:style-name="P53">10 11 -50</text:p>
      <text:p text:style-name="P53">10 11 -50</text:p>
      <text:p text:style-name="P53"/>
      <text:p text:style-name="P53">Hour 2</text:p>
      <text:p text:style-name="P53">10 NE 14</text:p>
      <text:p text:style-name="P53">10 NE 4</text:p>
      <text:p text:style-name="P53">10 NE 1</text:p>
      <text:p text:style-name="P53">10 10 -2</text:p>
      <text:p text:style-name="P53">10 10 -12</text:p>
      <text:p text:style-name="P53">10 NE -30</text:p>
      <text:p text:style-name="P53">10 10 -42</text:p>
      <text:p text:style-name="P53">10 10 -50</text:p>
      <text:p text:style-name="P53">10 NE -50</text:p>
      <text:p text:style-name="P53"/>
      <text:p text:style-name="P53">Hour 3</text:p>
      <text:p text:style-name="P53">10 89 14</text:p>
      <text:p text:style-name="P53">10 E 4</text:p>
      <text:p text:style-name="P53">10 E 1</text:p>
      <text:p text:style-name="P53">10 94 -2</text:p>
      <text:p text:style-name="P53">10 90 -12</text:p>
      <text:p text:style-name="P53">10 87 -30</text:p>
      <text:p text:style-name="P53">10 88 -42</text:p>
      <text:p text:style-name="P53">10 E -50</text:p>
      <text:p text:style-name="P53"><text:soft-page-break/>10 E -50</text:p>
      <text:h text:style-name="P124" text:outline-level="1">Appendix 3 – Volcanological input worksheet</text:h>
      <text:p text:style-name="P59"><text:tab/><text:tab/><text:tab/></text:p>
      <text:p text:style-name="Text_20_body"><text:span text:style-name="T1"># Run Date:<text:tab/></text:span><text:span text:style-name="T2"><text:tab/><text:tab/><text:tab/><text:tab/><text:tab/><text:tab/></text:span><text:span text:style-name="T1"><text:tab/></text:span></text:p>
      <text:p text:style-name="Text_20_body"><text:span text:style-name="T1"># Scenario Name: </text:span><text:span text:style-name="T2"><text:tab/><text:tab/><text:tab/><text:tab/><text:tab/><text:tab/></text:span><text:span text:style-name="T1"><text:tab/><text:tab/><text:tab/><text:tab/><text:tab/><text:tab/><text:tab/><text:tab/><text:tab/><text:tab/></text:span></text:p>
      <text:p text:style-name="Text_20_body"><text:span text:style-name="T1"># Run number: </text:span><text:span text:style-name="T2"><text:tab/><text:tab/><text:tab/><text:tab/><text:tab/><text:tab/></text:span><text:span text:style-name="T1"><text:tab/><text:tab/><text:tab/><text:tab/><text:tab/><text:tab/><text:tab/><text:tab/><text:tab/><text:tab/></text:span></text:p>
      <text:p text:style-name="P58"/>
      <text:p text:style-name="Text_20_body"><text:span text:style-name="T3"># Eruption observation details:<text:tab/><text:tab/><text:tab/><text:tab/><text:tab/><text:tab/><text:tab/><text:tab/><text:tab/><text:tab/><text:tab/><text:tab/><text:tab/><text:tab/><text:tab/><text:tab/></text:span><text:span text:style-name="T4"><text:tab/><text:tab/><text:tab/><text:tab/><text:tab/><text:tab/><text:tab/><text:tab/><text:tab/><text:tab/><text:tab/><text:tab/></text:span><text:span text:style-name="T3"><text:tab/><text:tab/><text:tab/><text:tab/><text:tab/><text:tab/><text:tab/><text:tab/><text:tab/><text:tab/><text:tab/><text:tab/><text:tab/><text:tab/><text:tab/><text:tab/><text:tab/><text:tab/><text:tab/></text:span></text:p>
      <text:p text:style-name="Text_20_body">#Time <text:span text:style-name="T5">Eruption_Year = </text:span><text:span text:style-name="T6"><text:tab/><text:tab/><text:tab/><text:tab/><text:tab/><text:tab/><text:tab/><text:tab/><text:tab/><text:tab/></text:span><text:span text:style-name="T5"># YYYY <text:s/></text:span></text:p>
      <text:p text:style-name="Text_20_body"><text:span text:style-name="T5">Eruption_Month = </text:span><text:span text:style-name="T6"><text:tab/><text:tab/><text:tab/><text:tab/><text:tab/><text:tab/><text:tab/><text:tab/><text:tab/><text:tab/></text:span><text:span text:style-name="T5"># MM <text:s/></text:span></text:p>
      <text:p text:style-name="Text_20_body"><text:span text:style-name="T5">Eruption_Day = </text:span><text:span text:style-name="T6"><text:tab/><text:tab/><text:tab/><text:tab/><text:tab/><text:tab/><text:tab/><text:tab/><text:tab/><text:tab/></text:span><text:span text:style-name="T5"># DD </text:span></text:p>
      <text:p text:style-name="Text_20_body"><text:span text:style-name="T5">Start_time_of_meteo_data = </text:span><text:span text:style-name="T6"><text:tab/><text:tab/><text:tab/><text:tab/><text:tab/><text:tab/><text:tab/><text:tab/><text:tab/></text:span><text:span text:style-name="T5"># Hours after 00</text:span></text:p>
      <text:p text:style-name="Text_20_body"><text:span text:style-name="T5">Meteo_time_step =</text:span><text:span text:style-name="T6"><text:tab/><text:tab/><text:tab/><text:tab/><text:tab/><text:tab/><text:tab/><text:tab/><text:tab/><text:tab/></text:span><text:span text:style-name="T5"># Hours</text:span></text:p>
      <text:p text:style-name="Text_20_body"><text:span text:style-name="T5">End_time_of_meteo_data =</text:span><text:span text:style-name="T6"><text:tab/><text:tab/><text:tab/><text:tab/><text:tab/><text:tab/><text:tab/><text:tab/><text:tab/></text:span><text:span text:style-name="T5"># Hours after 00</text:span></text:p>
      <text:p text:style-name="Text_20_body"><text:span text:style-name="T5">Start_time_of_eruption =</text:span><text:span text:style-name="T6"><text:tab/><text:tab/><text:tab/><text:tab/><text:tab/><text:tab/><text:tab/><text:tab/><text:tab/></text:span><text:span text:style-name="T5"># Hours after 00</text:span></text:p>
      <text:p text:style-name="Text_20_body"><text:span text:style-name="T5">End_time_of_eruption =</text:span><text:span text:style-name="T6"><text:tab/><text:tab/><text:tab/><text:tab/><text:tab/><text:tab/><text:tab/><text:tab/><text:tab/><text:tab/></text:span><text:span text:style-name="T5"># Hours after 00 </text:span></text:p>
      <text:p text:style-name="Text_20_body"><text:span text:style-name="T5">End_time_of_run =</text:span><text:span text:style-name="T6"><text:tab/><text:tab/><text:tab/><text:tab/><text:tab/><text:tab/><text:tab/><text:tab/><text:tab/><text:tab/></text:span><text:span text:style-name="T5"># Hours after 00 <text:s/></text:span></text:p>
      <text:p text:style-name="P60"/>
      <text:p text:style-name="P61"># Grid </text:p>
      <text:p text:style-name="Text_20_body"><text:span text:style-name="T5">Coordinates = </text:span><text:span text:style-name="T6"><text:tab/><text:tab/><text:tab/><text:tab/><text:tab/><text:tab/><text:tab/><text:tab/><text:tab/><text:tab/><text:tab/></text:span><text:span text:style-name="T5"># LON-LAT/UTM</text:span></text:p>
      <text:p text:style-name="Text_20_body"><text:span text:style-name="T5">Longitude_minimum =</text:span><text:span text:style-name="T6"><text:tab/><text:tab/><text:tab/><text:tab/><text:tab/><text:tab/><text:tab/><text:tab/><text:tab/><text:tab/></text:span><text:span text:style-name="T5"># LON-LAT only </text:span></text:p>
      <text:p text:style-name="Text_20_body"><text:span text:style-name="T5">Longitude_maximum =</text:span><text:span text:style-name="T6"><text:tab/><text:tab/><text:tab/><text:tab/><text:tab/><text:tab/><text:tab/><text:tab/><text:tab/><text:tab/></text:span><text:span text:style-name="T5"># LON-LAT only</text:span></text:p>
      <text:p text:style-name="Text_20_body"><text:span text:style-name="T5">Latitude_minimum = </text:span><text:span text:style-name="T6"><text:tab/><text:tab/><text:tab/><text:tab/><text:tab/><text:tab/><text:tab/><text:tab/><text:tab/><text:tab/></text:span><text:span text:style-name="T5"># LON-LAT only</text:span></text:p>
      <text:p text:style-name="Text_20_body"><text:span text:style-name="T5">Latitude_maximum =</text:span><text:span text:style-name="T6"><text:tab/><text:tab/><text:tab/><text:tab/><text:tab/><text:tab/><text:tab/><text:tab/><text:tab/><text:tab/></text:span><text:span text:style-name="T5"># LON-LAT only</text:span></text:p>
      <text:p text:style-name="Text_20_body"><text:span text:style-name="T5">Longitude_of_vent =</text:span><text:span text:style-name="T6"><text:tab/><text:tab/><text:tab/><text:tab/><text:tab/><text:tab/><text:tab/><text:tab/><text:tab/><text:tab/></text:span><text:span text:style-name="T5"># LON-LAT only</text:span></text:p>
      <text:p text:style-name="Text_20_body"><text:soft-page-break/><text:span text:style-name="T5">Latitude_of_vent =</text:span><text:span text:style-name="T6"><text:tab/><text:tab/><text:tab/><text:tab/><text:tab/><text:tab/><text:tab/><text:tab/><text:tab/><text:tab/></text:span><text:span text:style-name="T5"># LON-LAT only</text:span></text:p>
      <text:p text:style-name="Text_20_body"><text:span text:style-name="T5">X_coordinate_minimum =</text:span><text:span text:style-name="T6"><text:tab/><text:tab/><text:tab/><text:tab/><text:tab/><text:tab/><text:tab/><text:tab/><text:tab/></text:span><text:span text:style-name="T5"># UTM only <text:s text:c="2"/></text:span></text:p>
      <text:p text:style-name="Text_20_body"><text:span text:style-name="T5">X_coordinate_maximum =</text:span><text:span text:style-name="T6"><text:tab/><text:tab/><text:tab/><text:tab/><text:tab/><text:tab/><text:tab/><text:tab/><text:tab/></text:span><text:span text:style-name="T5"># UTM only</text:span></text:p>
      <text:p text:style-name="Text_20_body"><text:span text:style-name="T5">Y_coordinate_minimum = </text:span><text:span text:style-name="T6"><text:tab/><text:tab/><text:tab/><text:tab/><text:tab/><text:tab/><text:tab/><text:tab/><text:tab/></text:span><text:span text:style-name="T5"># UTM only</text:span></text:p>
      <text:p text:style-name="Text_20_body"><text:span text:style-name="T5">Y_coordinate_maximum =</text:span><text:span text:style-name="T6"><text:tab/><text:tab/><text:tab/><text:tab/><text:tab/><text:tab/><text:tab/><text:tab/><text:tab/></text:span><text:span text:style-name="T5"># UTM only <text:s/></text:span></text:p>
      <text:p text:style-name="Text_20_body"><text:span text:style-name="T5">X_coordinate_of_vent = </text:span><text:span text:style-name="T6"><text:tab/><text:tab/><text:tab/><text:tab/><text:tab/><text:tab/><text:tab/><text:tab/><text:tab/></text:span><text:span text:style-name="T5"># UTM only</text:span></text:p>
      <text:p text:style-name="Text_20_body"><text:span text:style-name="T5">Y_coordinate_of_vent =</text:span><text:span text:style-name="T6"><text:tab/><text:tab/><text:tab/><text:tab/><text:tab/><text:tab/><text:tab/><text:tab/><text:tab/><text:tab/></text:span><text:span text:style-name="T5"># UTM only <text:s/></text:span></text:p>
      <text:p text:style-name="Text_20_body"><text:span text:style-name="T5">Number_of_cells_X_direction = </text:span><text:span text:style-name="T6"><text:tab/><text:tab/><text:tab/><text:tab/><text:tab/><text:tab/><text:tab/><text:tab/><text:tab/></text:span></text:p>
      <text:p text:style-name="Text_20_body"><text:span text:style-name="T5">Number_of_cells_Y_direction = <text:s/></text:span><text:span text:style-name="T6"><text:tab/><text:tab/><text:tab/><text:tab/><text:tab/><text:tab/><text:tab/><text:tab/></text:span><text:span text:style-name="T5"> <text:s text:c="11"/></text:span></text:p>
      <text:p text:style-name="Text_20_body"><text:span text:style-name="T5">Z_layers = </text:span><text:span text:style-name="T6"><text:tab/><text:tab/><text:tab/><text:tab/><text:tab/><text:tab/><text:tab/><text:tab/><text:tab/><text:tab/><text:tab/></text:span><text:span text:style-name="T5"># List Z layers in increasing height order </text:span></text:p>
      <text:p text:style-name="P60"/>
      <text:p text:style-name="Text_20_body"><text:span text:style-name="T7"># Granulometry</text:span><text:span text:style-name="T5"> </text:span></text:p>
      <text:p text:style-name="Text_20_body"><text:span text:style-name="T5">Grainsize_distribution = </text:span><text:span text:style-name="T6"><text:tab/><text:tab/><text:tab/><text:tab/><text:tab/><text:tab/><text:tab/><text:tab/><text:tab/><text:tab/></text:span><text:span text:style-name="T5"># Possibilites are GAUSSIAN/BIGAUSSIAN</text:span></text:p>
      <text:p text:style-name="Text_20_body"><text:span text:style-name="T5">Number_of_grainsize_classes = </text:span><text:span text:style-name="T6"><text:tab/><text:tab/><text:tab/><text:tab/><text:tab/><text:tab/><text:tab/><text:tab/></text:span></text:p>
      <text:p text:style-name="Text_20_body"><text:span text:style-name="T5">Mean_grainsize = <text:s/></text:span><text:span text:style-name="T6"><text:tab/><text:tab/><text:tab/><text:tab/><text:tab/><text:tab/><text:tab/><text:tab/><text:tab/><text:tab/></text:span><text:span text:style-name="T5"># phi</text:span></text:p>
      <text:p text:style-name="Text_20_body"><text:span text:style-name="T5">Sorting = </text:span><text:span text:style-name="T6"><text:tab/><text:tab/><text:tab/><text:tab/><text:tab/><text:tab/><text:tab/><text:tab/><text:tab/><text:tab/><text:tab/></text:span></text:p>
      <text:p text:style-name="Text_20_body"><text:span text:style-name="T5">Minimum_grainsize = </text:span><text:span text:style-name="T6"><text:tab/><text:tab/><text:tab/><text:tab/><text:tab/><text:tab/><text:tab/><text:tab/><text:tab/><text:tab/></text:span><text:span text:style-name="T5"># phi</text:span></text:p>
      <text:p text:style-name="Text_20_body"><text:span text:style-name="T5">Maximum_grainsize = </text:span><text:span text:style-name="T6"><text:tab/><text:tab/><text:tab/><text:tab/><text:tab/><text:tab/><text:tab/><text:tab/><text:tab/><text:tab/></text:span><text:span text:style-name="T5"># phi</text:span></text:p>
      <text:p text:style-name="Text_20_body"><text:span text:style-name="T5">Density_minimum = </text:span><text:span text:style-name="T6"><text:tab/><text:tab/><text:tab/><text:tab/><text:tab/><text:tab/><text:tab/><text:tab/><text:tab/><text:tab/></text:span><text:span text:style-name="T5"># kg/m3</text:span></text:p>
      <text:p text:style-name="Text_20_body"><text:span text:style-name="T5">Density_maximum = </text:span><text:span text:style-name="T6"><text:tab/><text:tab/><text:tab/><text:tab/><text:tab/><text:tab/><text:tab/><text:tab/><text:tab/><text:tab/></text:span><text:span text:style-name="T5"># kg/m3</text:span></text:p>
      <text:p text:style-name="Text_20_body"><text:span text:style-name="T5">Sphericity_minimum = </text:span><text:span text:style-name="T6"><text:tab/><text:tab/><text:tab/><text:tab/><text:tab/><text:tab/><text:tab/><text:tab/><text:tab/><text:tab/></text:span></text:p>
      <text:p text:style-name="Text_20_body"><text:span text:style-name="T5">Sphericity_maximum =</text:span><text:span text:style-name="T6"><text:tab/><text:tab/><text:tab/><text:tab/><text:tab/><text:tab/><text:tab/><text:tab/><text:tab/><text:tab/></text:span><text:span text:style-name="T5"> </text:span></text:p>
      <text:p text:style-name="P60"/>
      <text:p text:style-name="Text_20_body"><text:span text:style-name="T7"># Source</text:span><text:span text:style-name="T5"> </text:span></text:p>
      <text:p text:style-name="Text_20_body"><text:span text:style-name="T5">Source_type = </text:span><text:span text:style-name="T6"><text:tab/><text:tab/><text:tab/><text:tab/><text:tab/><text:tab/><text:tab/><text:tab/><text:tab/><text:tab/><text:tab/></text:span><text:span text:style-name="T5"># Possibilities are 'plume', 'suzuki', 'point'</text:span></text:p>
      <text:p text:style-name="Text_20_body"><text:span text:style-name="T5">Mass_eruption_rate = </text:span><text:span text:style-name="T6"><text:tab/><text:tab/><text:tab/><text:tab/><text:tab/><text:tab/><text:tab/><text:tab/><text:tab/><text:tab/></text:span><text:span text:style-name="T5"># kg/s (if point, if suzuki, if plume where Height_or_MFR = <text:tab/><text:tab/><text:tab/><text:tab/><text:tab/><text:tab/><text:tab/><text:tab/><text:tab/><text:tab/><text:tab/><text:tab/>MFR)</text:span></text:p>
      <text:p text:style-name="Text_20_body"><text:soft-page-break/><text:span text:style-name="T5">Height_above_vent = </text:span><text:span text:style-name="T6"><text:tab/><text:tab/><text:tab/><text:tab/><text:tab/><text:tab/><text:tab/><text:tab/><text:tab/><text:tab/></text:span><text:span text:style-name="T5"># m (if point, if suzuki or if plume where Height_pr_MFR = q<text:tab/><text:tab/><text:tab/><text:tab/><text:tab/><text:tab/><text:tab/><text:tab/><text:tab/><text:tab/><text:tab/><text:tab/>Height) <text:s text:c="11"/></text:span></text:p>
      <text:p text:style-name="Text_20_body"><text:span text:style-name="T5">A = </text:span><text:span text:style-name="T6"><text:tab/><text:tab/><text:tab/><text:tab/><text:tab/><text:tab/><text:tab/><text:tab/><text:tab/><text:tab/><text:tab/><text:tab/></text:span><text:span text:style-name="T5"># (suzuki only) <text:s text:c="11"/></text:span></text:p>
      <text:p text:style-name="Text_20_body"><text:span text:style-name="T5">L = </text:span><text:span text:style-name="T6"><text:tab/><text:tab/><text:tab/><text:tab/><text:tab/><text:tab/><text:tab/><text:tab/><text:tab/><text:tab/><text:tab/><text:tab/></text:span><text:span text:style-name="T5"># (suzuki only)</text:span></text:p>
      <text:p text:style-name="Text_20_body"><text:span text:style-name="T5">Height_or_MFR = </text:span><text:span text:style-name="T6"><text:tab/><text:tab/><text:tab/><text:tab/><text:tab/><text:tab/><text:tab/><text:tab/><text:tab/><text:tab/></text:span><text:span text:style-name="T5"># plume only</text:span></text:p>
      <text:p text:style-name="Text_20_body"><text:span text:style-name="T5">MFR_minimum = </text:span><text:span text:style-name="T6"><text:tab/><text:tab/><text:tab/><text:tab/><text:tab/><text:tab/><text:tab/><text:tab/><text:tab/><text:tab/></text:span><text:span text:style-name="T5"># kg/s (plume only)</text:span></text:p>
      <text:p text:style-name="Text_20_body"><text:span text:style-name="T5">MFR_maximum =</text:span><text:span text:style-name="T6"><text:tab/><text:tab/><text:tab/><text:tab/><text:tab/><text:tab/><text:tab/><text:tab/><text:tab/><text:tab/></text:span><text:span text:style-name="T5"># kg/s (plume only) </text:span></text:p>
      <text:p text:style-name="Text_20_body"><text:span text:style-name="T5">Exit_velocity = </text:span><text:span text:style-name="T6"><text:tab/><text:tab/><text:tab/><text:tab/><text:tab/><text:tab/><text:tab/><text:tab/><text:tab/><text:tab/><text:tab/></text:span><text:span text:style-name="T5"># m/s (plume only)</text:span></text:p>
      <text:p text:style-name="Text_20_body"><text:span text:style-name="T5">Exit_temperature = </text:span><text:span text:style-name="T6"><text:tab/><text:tab/><text:tab/><text:tab/><text:tab/><text:tab/><text:tab/><text:tab/><text:tab/><text:tab/></text:span><text:span text:style-name="T5"># K (plume only)</text:span></text:p>
      <text:p text:style-name="Text_20_body"><text:span text:style-name="T5">Exit_volatile_fraction = </text:span><text:span text:style-name="T6"><text:tab/><text:tab/><text:tab/><text:tab/><text:tab/><text:tab/><text:tab/><text:tab/><text:tab/><text:tab/></text:span><text:span text:style-name="T5"># % (plume only)</text:span></text:p>
      <text:p text:style-name="P60"/>
      <text:p text:style-name="Text_20_body"><text:span text:style-name="T7"># Fall3D</text:span><text:span text:style-name="T5"> </text:span></text:p>
      <text:p text:style-name="P63"><text:span text:style-name="T5">Terminal_velocity_model = </text:span><text:span text:style-name="T6"><text:tab/><text:tab/><text:tab/><text:tab/><text:tab/><text:tab/><text:tab/><text:tab/><text:tab/></text:span><text:span text:style-name="T5"># Possibilities are <text:tab/><text:tab/><text:tab/><text:tab/><text:tab/><text:tab/><text:tab/><text:tab/><text:tab/><text:tab/><text:tab/><text:tab/><text:tab/><text:tab/><text:tab/><text:tab/><text:tab/>ARASTOOPOR/GANSER/WILSON/DELLINO</text:span></text:p>
      <text:p text:style-name="Text_20_body"><text:span text:style-name="T5">Vertical_turbulence_model = </text:span><text:span text:style-name="T6"><text:tab/><text:tab/><text:tab/><text:tab/><text:tab/><text:tab/><text:tab/><text:tab/><text:tab/></text:span><text:span text:style-name="T5"># Possibilities are CONSTANT/SIMILARITY</text:span></text:p>
      <text:p text:style-name="Text_20_body"><text:span text:style-name="T5">Horizontal_turbulence_model = </text:span><text:span text:style-name="T6"><text:tab/><text:tab/><text:tab/><text:tab/><text:tab/><text:tab/><text:tab/><text:tab/><text:tab/></text:span><text:span text:style-name="T5"># Possibilities are CONSTANT/RAMS</text:span></text:p>
      <text:p text:style-name="Text_20_body"><text:span text:style-name="T5">Vertical_diffusion_coefficient = </text:span><text:span text:style-name="T6"><text:tab/><text:tab/><text:tab/><text:tab/><text:tab/><text:tab/><text:tab/><text:tab/><text:tab/></text:span><text:span text:style-name="T5"># m2/s</text:span></text:p>
      <text:p text:style-name="Text_20_body"><text:span text:style-name="T5">Horizontal_diffusion_coefficient = </text:span><text:span text:style-name="T6"><text:tab/><text:tab/><text:tab/><text:tab/><text:tab/><text:tab/><text:tab/><text:tab/></text:span><text:span text:style-name="T5"># m2/s</text:span></text:p>
      <text:p text:style-name="Text_20_body"><text:span text:style-name="T5">Value_of_CS = </text:span><text:span text:style-name="T6"><text:tab/><text:tab/><text:tab/><text:tab/><text:tab/><text:tab/><text:tab/><text:tab/><text:tab/><text:tab/><text:tab/></text:span><text:span text:style-name="T5"># RAMS only</text:span></text:p>
      <text:p text:style-name="P60"/>
      <text:p text:style-name="P61"># Output </text:p>
      <text:p text:style-name="Text_20_body"><text:span text:style-name="T5">Postprocess_time_interval = </text:span><text:span text:style-name="T6"><text:tab/><text:tab/><text:tab/><text:tab/><text:tab/><text:tab/><text:tab/><text:tab/><text:tab/></text:span><text:span text:style-name="T5"># Hours</text:span></text:p>
      <text:p text:style-name="Text_20_body"><text:span text:style-name="T5">Postprocess_3D_variables = </text:span><text:span text:style-name="T6"><text:tab/><text:tab/><text:tab/><text:tab/><text:tab/><text:tab/><text:tab/><text:tab/><text:tab/></text:span><text:span text:style-name="T5"> # Yes/No</text:span></text:p>
      <text:p text:style-name="Text_20_body"><text:span text:style-name="T5">Postprocess_classes = </text:span><text:span text:style-name="T6"><text:tab/><text:tab/><text:tab/><text:tab/><text:tab/><text:tab/><text:tab/><text:tab/><text:tab/><text:tab/></text:span><text:span text:style-name="T5"># Yes/No</text:span></text:p>
      <text:p text:style-name="Text_20_body"><text:span text:style-name="T5">Track_points = </text:span><text:span text:style-name="T6"><text:tab/><text:tab/><text:tab/><text:tab/><text:tab/><text:tab/><text:tab/><text:tab/><text:tab/><text:tab/><text:tab/></text:span><text:span text:style-name="T5"># Yes/No</text:span></text:p>
      <text:p text:style-name="P60"/>
      <text:p text:style-name="P62"/>
      <text:h text:style-name="P121" text:outline-level="1">Appendix 4 – Range table </text:h>
      <text:p text:style-name="P15">Eruption scenarios that are modelled using Fall3d-5.1.1 are subject to a range of acceptable input limits regarding eruption column height, mass eruption rate and eruption duration. If the user attempts to model a scenario not possible in nature (i.e. a VEI 2 eruption with an 80000m eruption column for 1 hour) then the model is likely to fail. The range table below details the acceptable range of eruption column heights, eruption column increments, mass eruption rates and eruption durations that should be adhered to when considering a new scenario. The table is based on the volcano explosivity index (VEI). </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office:value-type="string">
            <text:p text:style-name="P5">Ranges</text:p>
          </table:table-cell>
          <table:table-cell table:style-name="Table1.A1" office:value-type="string">
            <text:p text:style-name="P6">VEI 2*</text:p>
          </table:table-cell>
          <table:table-cell table:style-name="Table1.A1" office:value-type="string">
            <text:p text:style-name="P6">VEI 3</text:p>
          </table:table-cell>
          <table:table-cell table:style-name="Table1.A1" office:value-type="string">
            <text:p text:style-name="P6">VEI 4</text:p>
          </table:table-cell>
          <table:table-cell table:style-name="Table1.A1" office:value-type="string">
            <text:p text:style-name="P6">VEI 5</text:p>
          </table:table-cell>
          <table:table-cell table:style-name="Table1.A1" office:value-type="string">
            <text:p text:style-name="P6">VEI 6</text:p>
          </table:table-cell>
          <table:table-cell table:style-name="Table1.A1" office:value-type="string">
            <text:p text:style-name="P6">VEI 7</text:p>
          </table:table-cell>
          <table:table-cell table:style-name="Table1.A1" office:value-type="string">
            <text:p text:style-name="P6">VEI 8</text:p>
          </table:table-cell>
        </table:table-row>
        <table:table-row table:style-name="Table1.2">
          <table:table-cell table:style-name="Table1.A1" office:value-type="string">
            <text:p text:style-name="P16"><text:span text:style-name="T8">E</text:span><text:span text:style-name="T8">ruption column height (m)</text:span></text:p>
          </table:table-cell>
          <table:table-cell table:style-name="Table1.A1" office:value-type="string">
            <text:p text:style-name="P7">2000-5000</text:p>
          </table:table-cell>
          <table:table-cell table:style-name="Table1.A1" office:value-type="string">
            <text:p text:style-name="P7">3000-15000</text:p>
          </table:table-cell>
          <table:table-cell table:style-name="Table1.A1" office:value-type="string">
            <text:p text:style-name="P7">10000-25000</text:p>
          </table:table-cell>
          <table:table-cell table:style-name="Table1.A1" office:value-type="string">
            <text:p text:style-name="P7">25000-30000</text:p>
          </table:table-cell>
          <table:table-cell table:style-name="Table1.A1" office:value-type="string">
            <text:p text:style-name="P7">30000-50000</text:p>
          </table:table-cell>
          <table:table-cell table:style-name="Table1.A1" office:value-type="string">
            <text:p text:style-name="P7">30000-50000</text:p>
          </table:table-cell>
          <table:table-cell table:style-name="Table1.A1" office:value-type="string">
            <text:p text:style-name="P7">50000+</text:p>
          </table:table-cell>
        </table:table-row>
        <table:table-row table:style-name="Table1.1">
          <table:table-cell table:style-name="Table1.A1" office:value-type="string">
            <text:p text:style-name="P16"><text:span text:style-name="T8">Eruption column height increments (</text:span><text:span text:style-name="T8">m)</text:span><text:span text:style-name="T52">#</text:span></text:p>
          </table:table-cell>
          <table:table-cell table:style-name="Table1.A1" office:value-type="string">
            <text:p text:style-name="P7">1000</text:p>
          </table:table-cell>
          <table:table-cell table:style-name="Table1.A1" office:value-type="string">
            <text:p text:style-name="P7">1000-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row>
        <table:table-row table:style-name="Table1.2">
          <table:table-cell table:style-name="Table1.A1" office:value-type="string">
            <text:p text:style-name="P16"><text:span text:style-name="T8">M</text:span><text:span text:style-name="T8">ass eruption rates (kg/s) </text:span></text:p>
          </table:table-cell>
          <table:table-cell table:style-name="Table1.A1" office:value-type="string">
            <text:p text:style-name="P17"><text:span text:style-name="T8">1x10</text:span><text:span text:style-name="T52">4</text:span><text:span text:style-name="T8">-1x10</text:span><text:span text:style-name="T52">6</text:span></text:p>
          </table:table-cell>
          <table:table-cell table:style-name="Table1.A1" office:value-type="string">
            <text:p text:style-name="P17"><text:span text:style-name="T8">1x10</text:span><text:span text:style-name="T52">4</text:span><text:span text:style-name="T8">-1x10</text:span><text:span text:style-name="T52">6</text:span></text:p>
          </table:table-cell>
          <table:table-cell table:style-name="Table1.A1" office:value-type="string">
            <text:p text:style-name="P17"><text:span text:style-name="T8">1x10</text:span><text:span text:style-name="T52">5</text:span><text:span text:style-name="T8">-1x10</text:span><text:span text:style-name="T52">8</text:span></text:p>
          </table:table-cell>
          <table:table-cell table:style-name="Table1.A1" office:value-type="string">
            <text:p text:style-name="P17"><text:span text:style-name="T8">1x10</text:span><text:span text:style-name="T52">5</text:span><text:span text:style-name="T8">-1x10</text:span><text:span text:style-name="T52">8</text:span></text:p>
          </table:table-cell>
          <table:table-cell table:style-name="Table1.A1" office:value-type="string">
            <text:p text:style-name="P17"><text:span text:style-name="T8">1x10</text:span><text:span text:style-name="T52">9</text:span><text:span text:style-name="T8">-1x10</text:span><text:span text:style-name="T52">12</text:span></text:p>
          </table:table-cell>
          <table:table-cell table:style-name="Table1.A1" office:value-type="string">
            <text:p text:style-name="P17"><text:span text:style-name="T8">1x10</text:span><text:span text:style-name="T52">9</text:span><text:span text:style-name="T8">-1x10</text:span><text:span text:style-name="T52">12</text:span></text:p>
          </table:table-cell>
          <table:table-cell table:style-name="Table1.A1" office:value-type="string">
            <text:p text:style-name="P17"><text:span text:style-name="T8">1x10</text:span><text:span text:style-name="T52">9</text:span><text:span text:style-name="T8">-1x10</text:span><text:span text:style-name="T52">15</text:span></text:p>
          </table:table-cell>
        </table:table-row>
        <table:table-row table:style-name="Table1.2">
          <table:table-cell table:style-name="Table1.A1" office:value-type="string">
            <text:p text:style-name="P16"><text:span text:style-name="T8">Eruption duration</text:span><text:span text:style-name="T8"> (hours) </text:span></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6-12</text:p>
          </table:table-cell>
          <table:table-cell table:style-name="Table1.A1" office:value-type="string">
            <text:p text:style-name="P7">&gt;12</text:p>
          </table:table-cell>
          <table:table-cell table:style-name="Table1.A1" office:value-type="string">
            <text:p text:style-name="P7">&gt;12</text:p>
          </table:table-cell>
          <table:table-cell table:style-name="Table1.A1" office:value-type="string">
            <text:p text:style-name="P7">&gt;12</text:p>
          </table:table-cell>
        </table:table-row>
      </table:table>
      <text:p text:style-name="P18">* Fall3d-5.1.1 will not model effusive eruptions (VEI 0) or eruptions that produce eruption columns &lt;2000m in height (VEI 1). </text:p>
      <text:p text:style-name="Standard"><text:span text:style-name="T53">#</text:span><text:span text:style-name="T24"> Increments must always be the same magnitude of order as the eruption column height (i.e. 3000m (1000 increments; 40000m (10000)</text:span></text:p>
      <text:h text:style-name="P125" text:outline-level="1">Appendix 5 – Glossary of volcanological and </text:h>
      <text:h text:style-name="Heading_20_1" text:outline-level="1">meteorological terms</text:h>
      <table:table table:name="Table2" table:style-name="Table2">
        <table:table-column table:style-name="Table2.A"/>
        <table:table-column table:style-name="Table2.B"/>
        <table:table-row>
          <table:table-cell table:style-name="Table2.A1" office:value-type="string">
            <text:p text:style-name="P27">Point</text:p>
            <text:p text:style-name="P54">Mass of an eruption column is released at a single source point </text:p>
            <text:p text:style-name="P54">(Refer to Pg.13 of the Technical manual located in FALL3D/Fall3d-Pub/Documents directory)</text:p>
          </table:table-cell>
          <table:table-cell table:style-name="Table2.B1" office:value-type="string">
            <text:p text:style-name="P27">ARASTOOPUR</text:p>
            <text:p text:style-name="P55">Mathematical formula for estimating </text:p>
            <text:p text:style-name="P55">the settling velocity of </text:p>
            <text:p text:style-name="P55">particles. (Refer to Pg. 4 of the </text:p>
            <text:p text:style-name="P55">Technical </text:p>
            <text:p text:style-name="P55">manual located in the </text:p>
            <text:p text:style-name="P55">FALL3D/Fall3d-Pub/Documents. </text:p>
            <text:p text:style-name="P55"/>
          </table:table-cell>
        </table:table-row>
        <table:table-row>
          <table:table-cell table:style-name="Table2.A2" office:value-type="string">
            <text:p text:style-name="P27">Suzuki</text:p>
            <text:p text:style-name="P55">Mass of an eruption column <text:s text:c="3"/></text:p>
            <text:p text:style-name="P55">released according to an <text:s text:c="2"/></text:p>
            <text:p text:style-name="P55"><text:s/>empirically derived formula (Refer </text:p>
            <text:p text:style-name="P55"><text:s/>to Pg.13 of the Technical </text:p>
            <text:p text:style-name="P55">manual located in the </text:p>
            <text:p text:style-name="P55">FALL3D/Fall3d-Pub/Documents.</text:p>
          </table:table-cell>
          <table:table-cell table:style-name="Table2.B2" office:value-type="string">
            <text:p text:style-name="Standard"><text:span text:style-name="T66">G</text:span><text:span text:style-name="T65">ANSER</text:span></text:p>
            <text:p text:style-name="P55">Mathematical formula for estimating </text:p>
            <text:p text:style-name="P55">the settling velocity of </text:p>
            <text:p text:style-name="P55">particles.(Refer to Pg.4 of the </text:p>
            <text:p text:style-name="P55">Technical </text:p>
            <text:p text:style-name="P55">manual located in the </text:p>
            <text:p text:style-name="P55">FALL3D/Fall3d-Pub/Documents. </text:p>
          </table:table-cell>
        </table:table-row>
        <table:table-row>
          <table:table-cell table:style-name="Table2.A2" office:value-type="string">
            <text:p text:style-name="P27">Plume</text:p>
            <text:p text:style-name="P55">Mass of an eruption column </text:p>
            <text:p text:style-name="P55">released according to the buoyant </text:p>
            <text:p text:style-name="P55">plume theory. (Refer to Pg.13 of the </text:p>
            <text:p text:style-name="P55">Technical </text:p>
            <text:p text:style-name="P55">manual located in the </text:p>
            <text:p text:style-name="P55">FALL3D/Fall3d-Pub/Documents.</text:p>
            <text:p text:style-name="P55"/>
          </table:table-cell>
          <table:table-cell table:style-name="Table2.B2" office:value-type="string">
            <text:p text:style-name="P27">WILSON</text:p>
            <text:p text:style-name="P55">Mathematical formula for estimating </text:p>
            <text:p text:style-name="P55">the settling velocity of </text:p>
            <text:p text:style-name="P55">particles. (Refer to Pg.4 of the </text:p>
            <text:p text:style-name="P55">Technical </text:p>
            <text:p text:style-name="P55">manual located in the </text:p>
            <text:p text:style-name="P55">FALL3D/Fall3d-Pub/Documents. </text:p>
            <text:p text:style-name="P55"/>
          </table:table-cell>
        </table:table-row>
        <table:table-row>
          <table:table-cell table:style-name="Table2.A2" office:value-type="string">
            <text:p text:style-name="P27">Rams/ Constant (horizontal)</text:p>
            <text:p text:style-name="P64"><text:tab/><text:tab/>Equations for solving the horizontal </text:p>
            <text:p text:style-name="P64"><text:s text:c="29"/>diffusion co-efficient of <text:s/></text:p>
            <text:p text:style-name="P64"><text:s text:c="29"/>settling particles. (Refer to Pg. 3 of </text:p>
            <text:p text:style-name="P64"><text:s text:c="29"/>the Technical </text:p>
            <text:p text:style-name="P56">manual located in the </text:p>
            <text:p text:style-name="P56">FALL3D/Fall3d-Pub/Documents.</text:p>
          </table:table-cell>
          <table:table-cell table:style-name="Table2.B2" office:value-type="string">
            <text:p text:style-name="P27">DELLINO</text:p>
            <text:p text:style-name="P55">Mathematical formula for estimating </text:p>
            <text:p text:style-name="P55">the settling velocity of </text:p>
            <text:p text:style-name="P55">particles. (Refer to Pg. 5 of the </text:p>
            <text:p text:style-name="P55">Technical </text:p>
            <text:p text:style-name="P55">manual located in the </text:p>
            <text:p text:style-name="P55">FALL3D/Fall3d-Pub/Documents. </text:p>
            <text:p text:style-name="P55"/>
          </table:table-cell>
        </table:table-row>
        <table:table-row>
          <table:table-cell table:style-name="Table2.A2" office:value-type="string">
            <text:p text:style-name="P27">Similarity/ Constant (vertical)</text:p>
            <text:p text:style-name="P54">Equations for solving the vertical diffusion co-efficient of settling particles. (Refer to Pg.3 of the Technical </text:p>
            <text:p text:style-name="P54">manual located in the FALL3D/Fall3d-Pub/Documents.</text:p>
            <text:p text:style-name="P54"/>
          </table:table-cell>
          <table:table-cell table:style-name="Table2.B2" office:value-type="string">
            <text:p text:style-name="Table_20_Contents"/>
          </table:table-cell>
        </table:table-row>
      </table:table>
      <text:p text:style-name="Standard"/>
      <text:h text:style-name="P134" text:outline-level="2"/>
      <text:h text:style-name="Heading_20_1" text:outline-level="1">Appendix 6 – Using the Fall3D-6 natively</text:h>
      <text:h text:style-name="Heading_20_1" text:outline-level="1">(without AIM). </text:h>
      <text:p text:style-name="P10"/>
      <text:h text:style-name="Heading_20_2" text:outline-level="2">A. Creating a volcanological input file natively:</text:h>
      <text:p text:style-name="P10"/>
      <text:p text:style-name="P10">If you plan to run Fall3d-6 natively (without the assistance of AIM) then you need to manually create the volcanological input file. The simplest way to do this is to copy an example input file and edit it. </text:p>
      <text:p text:style-name="P10"/>
      <text:list xml:id="list425124172" text:continue-list="list1786939942" text:style-name="WW8Num4">
        <text:list-header>
          <text:p text:style-name="P113">In the Ubuntu environment (orange screen) select the <text:span text:style-name="T27">places </text:span>tab from the toolbar and select <text:span text:style-name="T27">home folder</text:span> to open the file browser as a new window:</text:p>
          <text:p text:style-name="P113"/>
        </text:list-header>
      </text:list>
      <text:list xml:id="list41859628" text:style-name="L4">
        <text:list-item>
          <text:p text:style-name="P80">Double click on the directory <text:span text:style-name="T33">FALL3D</text:span></text:p>
        </text:list-item>
        <text:list-item>
          <text:p text:style-name="P80">Double click on the directory <text:span text:style-name="T33">Fall3d-PUB</text:span></text:p>
        </text:list-item>
        <text:list-item>
          <text:p text:style-name="P80">Double click on the directory <text:span text:style-name="T33">Runs</text:span></text:p>
        </text:list-item>
        <text:list-item>
          <text:p text:style-name="P80">Double click on the directory <text:span text:style-name="T33">Vesuvio1944</text:span></text:p>
        </text:list-item>
        <text:list-item>
          <text:p text:style-name="P80">Copy the input file <text:span text:style-name="T33">Vesuvio1944.inp</text:span></text:p>
        </text:list-item>
        <text:list-item>
          <text:p text:style-name="P80">Return to Runs</text:p>
        </text:list-item>
        <text:list-item>
          <text:p text:style-name="P80">Create a new directory for the scenario</text:p>
          <text:p text:style-name="P87"/>
          <text:p text:style-name="P80"><text:span text:style-name="T55">i.e.</text:span><text:span text:style-name="T33"> merapi</text:span></text:p>
          <text:p text:style-name="P87"/>
        </text:list-item>
        <text:list-item>
          <text:p text:style-name="P80">Paste the input file into the new directory</text:p>
        </text:list-item>
        <text:list-item>
          <text:p text:style-name="P80">Rename the input file &lt;<text:span text:style-name="T33">scenarioname</text:span>&gt;<text:span text:style-name="T33">.inp</text:span></text:p>
        </text:list-item>
      </text:list>
      <text:p text:style-name="P20"/>
      <text:p text:style-name="P10"><text:span text:style-name="T33"><text:tab/></text:span><text:span text:style-name="T55">i.e.</text:span><text:span text:style-name="T33"> merapi.inp</text:span></text:p>
      <text:p text:style-name="P10"/>
      <text:list xml:id="list892823660" text:continue-numbering="true" text:style-name="L4">
        <text:list-item>
          <text:p text:style-name="P80">Make changes to &lt;<text:span text:style-name="T33">scenarioname</text:span>&gt;<text:span text:style-name="T33">.inp </text:span><text:span text:style-name="T55">using the worksheet as a guide.</text:span></text:p>
        </text:list-item>
        <text:list-item>
          <text:p text:style-name="P80"><text:bookmark-start text:name="OLE_LINK9"/>Save and close<text:bookmark-end text:name="OLE_LINK9"/></text:p>
        </text:list-item>
      </text:list>
      <text:p text:style-name="P10"/>
      <text:h text:style-name="P130" text:outline-level="2">B. Creating a TOPOGRAPHY input file natively:</text:h>
      <text:p text:style-name="P10"/>
      <text:list xml:id="list1052699926" text:style-name="L5">
        <text:list-item>
          <text:p text:style-name="P81">Create a topography file using the template in Appendix 1 (Surfer GRD format)</text:p>
        </text:list-item>
        <text:list-item>
          <text:p text:style-name="P81">Alternatively edit an example file located in:</text:p>
          <text:p text:style-name="P89"/>
          <text:p text:style-name="P89">FALL3D/Fall3d-PUB/Runs/Vesuvio1944</text:p>
        </text:list-item>
      </text:list>
      <text:p text:style-name="P10"/>
      <text:list xml:id="list529830558" text:continue-numbering="true" text:style-name="L5">
        <text:list-header>
          <text:p text:style-name="P81">i.e. <text:span text:style-name="T33">Vesuvio1944.top</text:span></text:p>
          <text:p text:style-name="P88"/>
        </text:list-header>
        <text:list-item>
          <text:p text:style-name="P81">Rename the file &lt;<text:span text:style-name="T33">scenarioname</text:span>&gt;<text:span text:style-name="T33">.top</text:span> and save it in the subdirectory for the scenario being modelled:</text:p>
        </text:list-item>
      </text:list>
      <text:p text:style-name="P10"/>
      <text:p text:style-name="P10"><text:tab/>i.e. <text:span text:style-name="T28">/FALL3D/Fall3d-PUB/Runs/merapi/</text:span><text:span text:style-name="T33">merapi.top</text:span></text:p>
      <text:h text:style-name="P132" text:outline-level="2"><text:soft-page-break/>C. Creating a METEOROLOGICAL input file natively:</text:h>
      <text:p text:style-name="P10"/>
      <text:list xml:id="list1024910117" text:continue-numbering="true" text:style-name="L5">
        <text:list-item>
          <text:p text:style-name="P81">The <text:span text:style-name="T33">ncep1</text:span><text:span text:style-name="T15"> </text:span>file used by AIM can be used natively by fall3d-6 (Refer to Step 4).</text:p>
        </text:list-item>
        <text:list-item>
          <text:p text:style-name="P81">Save the file in the subdirectory of the scenario being modelled:</text:p>
          <text:p text:style-name="P81"/>
          <text:p text:style-name="P81">i.e. <text:span text:style-name="T28">/FALL3D/Fall3d-PUB/Runs/merapi/</text:span><text:span text:style-name="T33">merapi.ncep1</text:span></text:p>
          <text:p text:style-name="P81"/>
          <text:p text:style-name="P81"/>
          <text:p text:style-name="P81">Alternatively if you choose the vertical profile option you must create your own profile. The profile template in Appendix 2 is for AIM only. </text:p>
          <text:p text:style-name="P81"/>
        </text:list-item>
        <text:list-item>
          <text:p text:style-name="P81">To create a vertical profile for use by Fall3d-6 in native mode, edit an example file located in:</text:p>
        </text:list-item>
      </text:list>
      <text:p text:style-name="P10"/>
      <text:p text:style-name="P10"><text:tab/><text:span text:style-name="T28">FALL3D/Fall3d-PUB/Runs/Vesuvio1944</text:span></text:p>
      <text:p text:style-name="P25"/>
      <text:p text:style-name="P10"><text:tab/>i.e. <text:span text:style-name="T33">Vesuvio1944.profile</text:span></text:p>
      <text:list xml:id="list1288738178" text:continue-numbering="true" text:style-name="L5">
        <text:list-header>
          <text:p text:style-name="P88"/>
        </text:list-header>
        <text:list-item>
          <text:p text:style-name="P81">Rename the file &lt;<text:span text:style-name="T33">scenarioname</text:span>&gt;<text:span text:style-name="T33">.profile</text:span> and save it in the subdirectory for the scenario being modelled:</text:p>
        </text:list-item>
      </text:list>
      <text:p text:style-name="P10"/>
      <text:p text:style-name="P10"><text:tab/>i.e. <text:span text:style-name="T28">/FALL3D/Fall3d-PUB/Runs/merapi/</text:span><text:span text:style-name="T33">merapi.profile</text:span></text:p>
      <text:p text:style-name="P24"/>
      <text:h text:style-name="Heading_20_2" text:outline-level="2">D. Running a scenario using the Fall3D-6 native scripts (without AIM). </text:h>
      <text:h text:style-name="Heading_20_2" text:outline-level="2"/>
      <text:list xml:id="list2121145560" text:style-name="L6">
        <text:list-item>
          <text:p text:style-name="P82">Open a new terminal</text:p>
        </text:list-item>
        <text:list-item>
          <text:p text:style-name="P82">Change to the directory <text:span text:style-name="T33">FALL3D</text:span></text:p>
        </text:list-item>
        <text:list-item>
          <text:p text:style-name="P82">Change to the directory <text:span text:style-name="T33">Fall3d-PUB</text:span></text:p>
        </text:list-item>
        <text:list-item>
          <text:p text:style-name="P82">Change to the directory <text:span text:style-name="T33">Scripts</text:span></text:p>
        </text:list-item>
      </text:list>
      <text:p text:style-name="P10"/>
      <text:p text:style-name="P10">There are a number of scripts responsible for executing each stage of the modelling process. The Script-manager coordinates the process. The user needs to create an alias for the Script-manager. This means that when the user types the alias and presses enter the Script-manager will be executed. The alias used in the example below is 'fall3d'. Example runs for Vesuvio, Mt Etna and Mt. Spurr are provided with the initial download of Fall3d-6 for the user to test. Each scenario uses a different meteorological input file format (profile, ncep1 or calmet62) in order to give a more complete understanding of the capabilities of the model. For the purpose of this demonstration we will continue to use the merapi example. Please note this is a fictitious example and will not appear in the directory Runs. </text:p>
      <text:p text:style-name="P10"/>
      <text:list xml:id="list1087090282" text:style-name="L7">
        <text:list-item>
          <text:p text:style-name="P83">To create an alias type:</text:p>
          <text:p text:style-name="P83"/>
          <text:p text:style-name="P83"><text:span text:style-name="T17">alias</text:span> <text:span text:style-name="T28">fall3d</text:span><text:span text:style-name="T33">='./Script-manager'</text:span></text:p>
        </text:list-item>
      </text:list>
      <text:p text:style-name="P10"/>
      <text:p text:style-name="P11"/>
      <text:list xml:id="list1495224726" text:continue-numbering="true" text:style-name="L7">
        <text:list-item>
          <text:p text:style-name="P83">To test the alias is in affect type:</text:p>
          <text:p text:style-name="P83"/>
          <text:p text:style-name="P83"><text:span text:style-name="T28">fall3d</text:span> <text:span text:style-name="T23">and press enter</text:span> </text:p>
          <text:p text:style-name="P83"><text:soft-page-break/></text:p>
        </text:list-item>
      </text:list>
      <text:p text:style-name="P10">The Script-manager should have run and the user should be able to see a print-out of the contents of the Script-manager (see below)</text:p>
      <text:p text:style-name="P10"><text:s/></text:p>
      <text:p text:style-name="P10">*****************************************************</text:p>
      <text:p text:style-name="P19">Fall3d-6.2 <text:s/>usage: Fall3d option Problemname [args] </text:p>
      <text:p text:style-name="P19"><text:s/></text:p>
      <text:p text:style-name="P19"><text:s/>Options: </text:p>
      <text:p text:style-name="P19"><text:s/></text:p>
      <text:p text:style-name="P19"><text:s/>-h <text:s text:c="5"/>This help </text:p>
      <text:p text:style-name="P19"><text:s/></text:p>
      <text:p text:style-name="P19"><text:s/>SetDbs Problemname [profile/calmet62/ncep1] </text:p>
      <text:p text:style-name="P19"><text:s text:c="8"/>Runs the SetDbs utility program for Problemname </text:p>
      <text:p text:style-name="P19"><text:s text:c="8"/>Input <text:s/>files: </text:p>
      <text:p text:style-name="P19"><text:tab/>Problemname.inp <text:s text:c="5"/><text:tab/><text:tab/>(input file) </text:p>
      <text:p text:style-name="P19"><text:s text:c="14"/>Problemname.type.nc <text:s text:c="2"/><text:tab/><text:tab/>(meteo file) </text:p>
      <text:p text:style-name="P19"><text:s text:c="8"/>Output files: </text:p>
      <text:p text:style-name="P19"><text:tab/>Problemname.dbs.nc <text:s text:c="4"/><text:tab/><text:tab/>(netCDF database) </text:p>
      <text:p text:style-name="P19"><text:s text:c="14"/>Problemname.SetDbs.log <text:tab/>(SetDbs log file) </text:p>
      <text:p text:style-name="P19"><text:s/></text:p>
      <text:p text:style-name="P19"><text:s/>SetGrn Problemname </text:p>
      <text:p text:style-name="P19"><text:s text:c="8"/>Runs the SetGrn utility program for Problemname </text:p>
      <text:p text:style-name="P19"><text:s text:c="8"/>Input <text:s/>files: Problemname.inp <text:s text:c="5"/><text:tab/>(input file) </text:p>
      <text:p text:style-name="P19"><text:s text:c="8"/>Output files: Problemname.grn <text:s text:c="7"/><text:tab/>(granulometry file) </text:p>
      <text:p text:style-name="P19"><text:s text:c="15"/>Problemname.SetGrn.log <text:tab/>(SetGrn log file) </text:p>
      <text:p text:style-name="P19"><text:s/></text:p>
      <text:p text:style-name="P19"><text:s/>SetSrc Problemname </text:p>
      <text:p text:style-name="P19"><text:s text:c="8"/>Runs the SetSrc utility program for Problemname </text:p>
      <text:p text:style-name="P19"><text:s text:c="8"/>Input <text:s/>files: Problemname.inp <text:s text:c="9"/>(input file) </text:p>
      <text:p text:style-name="P19"><text:s text:c="14"/>Problemname.grn <text:s text:c="9"/><text:tab/><text:tab/>(granulometry file) </text:p>
      <text:p text:style-name="P19"><text:s text:c="14"/>Problemname.dbs.nc <text:s text:c="5"/><text:tab/> <text:tab/>(netCDF database) </text:p>
      <text:p text:style-name="P19">Output files: <text:s/></text:p>
      <text:p text:style-name="P19"><text:tab/>Problemname.src <text:s text:c="8"/><text:tab/> <text:tab/>(source file) </text:p>
      <text:p text:style-name="P19"><text:s text:c="14"/>Problemname.SetSrc.log <text:s text:c="2"/><text:tab/>(SetSrc log file) </text:p>
      <text:p text:style-name="P19"><text:s text:c="14"/>Problemname.Plume.res <text:s text:c="3"/><text:tab/>(characteristics of the plume. Only for PLUME option) </text:p>
      <text:p text:style-name="P19"><text:s text:c="14"/>Problemname.Plume.height<text:tab/>(height of the plume. Only for PLUME option) </text:p>
      <text:p text:style-name="P19"><text:s text:c="14"/>Problemname.Plume.mass <text:s text:c="2"/><text:tab/>(mass of the plume. Only for PLUME option) </text:p>
      <text:p text:style-name="P19"><text:s/></text:p>
      <text:p text:style-name="P19"><text:s/>Pub Problemname </text:p>
      <text:p text:style-name="P19"><text:s text:c="5"/>Runs Fall3d Public version for Problemname </text:p>
      <text:p text:style-name="P19"><text:s text:c="5"/>Input <text:s/>files: </text:p>
      <text:p text:style-name="P19"><text:tab/>Problemname.inp <text:s text:c="12"/><text:tab/><text:tab/>(input file) </text:p>
      <text:p text:style-name="P19"><text:s text:c="14"/>Problemname.grn <text:s text:c="12"/><text:tab/><text:tab/>(granulometry file) </text:p>
      <text:p text:style-name="P19"><text:s text:c="14"/>Problemname.src <text:s text:c="12"/><text:tab/><text:tab/>(source file) </text:p>
      <text:p text:style-name="P19"><text:s text:c="14"/>Problemname.dbs.nc <text:s text:c="7"/><text:tab/><text:tab/> (netCDF database) </text:p>
      <text:p text:style-name="P19"><text:s text:c="14"/>Problemname.pts <text:s text:c="10"/><text:tab/><text:tab/><text:tab/> (tracking points list file) </text:p>
      <text:p text:style-name="P19"><text:s text:c="5"/>Output files: Problemname.Fall3d_ser.log <text:tab/> (Fall3d log file) </text:p>
      <text:p text:style-name="P19"><text:s text:c="14"/>Problemname.res.nc <text:s text:c="8"/><text:tab/><text:tab/> (netCDF results file) </text:p>
      <text:p text:style-name="P19"><text:soft-page-break/><text:s text:c="14"/>Problemname.rst.nc <text:s text:c="8"/><text:tab/><text:tab/> (netCDF restart file) </text:p>
      <text:p text:style-name="P19"><text:s text:c="14"/>Problemname.res.tps <text:s text:c="7"/><text:tab/><text:tab/> (tracking points file) </text:p>
      <text:p text:style-name="P10"/>
      <text:p text:style-name="P10">***************************************************************************************</text:p>
      <text:p text:style-name="P10">If this is the case then the test is complete and the user is ready to model. If not, repeat the previous two steps. </text:p>
      <text:p text:style-name="P10"/>
      <text:p text:style-name="P10">To run Fall3d-6 natively the user must execute each script individually and in the <text:span text:style-name="T15">correct </text:span>order. This is important as output files from one script form the input files needed by the next script. You should also open the subdirectory for the scenario you are running in a separate window </text:p>
      <text:p text:style-name="P10"/>
      <text:p text:style-name="P10"><text:span text:style-name="T33">(Places&gt;Home Folder&gt;FALL3D&gt;Fall3d-PUB&gt;Runs&gt;Vesuvio1944). </text:span><text:s/></text:p>
      <text:p text:style-name="P10"/>
      <text:p text:style-name="P10">From here you can:</text:p>
      <text:list xml:id="list1773256759" text:style-name="L8">
        <text:list-item>
          <text:p text:style-name="P84">view the input files you are using and confirm they are all named correctly</text:p>
        </text:list-item>
        <text:list-item>
          <text:p text:style-name="P84">view the output files of each stage of the modelling process as they are generated</text:p>
        </text:list-item>
        <text:list-item>
          <text:p text:style-name="P84">view the log files created by each utility to confirm successful completion of each stage</text:p>
        </text:list-item>
      </text:list>
      <text:p text:style-name="P10"/>
      <text:list xml:id="list828824987" text:style-name="L9">
        <text:list-item>
          <text:p text:style-name="P85">To run the utility SetGrn and generate a grainsize profile for the scenario type:</text:p>
        </text:list-item>
      </text:list>
      <text:p text:style-name="P10"/>
      <text:p text:style-name="P10"><text:tab/><text:span text:style-name="T28">fall3d </text:span><text:span text:style-name="T33">SetGrn</text:span> &lt;<text:span text:style-name="T33">scenarioname</text:span>&gt;</text:p>
      <text:p text:style-name="P10"><text:tab/></text:p>
      <text:p text:style-name="P10"><text:tab/>Eg. <text:s/><text:span text:style-name="T28">fall3d </text:span><text:span text:style-name="T33">SetGrn</text:span> <text:span text:style-name="T33">Vesuvio1944</text:span></text:p>
      <text:p text:style-name="P10"/>
      <text:list xml:id="list619568211" text:continue-numbering="true" text:style-name="L9">
        <text:list-item>
          <text:p text:style-name="P85">Double click on the log file '&lt;scenarioname&gt;.SetGrn.log' (eg. Vesuvio1944.SetGrn.log) and confirm the utility was completed successfully.</text:p>
          <text:p text:style-name="P85"><text:s/></text:p>
        </text:list-item>
        <text:list-item>
          <text:p text:style-name="P85">To run the utility SetDbs and generate the meteorological database files type:</text:p>
        </text:list-item>
      </text:list>
      <text:p text:style-name="P10"/>
      <text:p text:style-name="P10"><text:tab/><text:span text:style-name="T28">fall3d </text:span><text:span text:style-name="T33">SetDbs</text:span> &lt;<text:span text:style-name="T33">scenarioname</text:span>&gt; <text:span text:style-name="T33">profile</text:span> (or <text:span text:style-name="T33">ncep1</text:span>)</text:p>
      <text:p text:style-name="P10"/>
      <text:p text:style-name="P10"><text:tab/>Eg. <text:s/><text:span text:style-name="T28">fall3d </text:span><text:span text:style-name="T33">SetDbs Vesuvio1944 profile</text:span></text:p>
      <text:p text:style-name="P10"/>
      <text:list xml:id="list983580608" text:continue-numbering="true" text:style-name="L9">
        <text:list-item>
          <text:p text:style-name="P85">Double click on the log file '&lt;scenarioname&gt;.SetDbs.log' (eg. Vesuvio1944.SetDbs.log) and confirm the utility was completed successfully.</text:p>
          <text:p text:style-name="P85"/>
        </text:list-item>
        <text:list-item>
          <text:p text:style-name="P85">To run the utility SetSrc and generate the eruptive source profile for the scenario type:</text:p>
        </text:list-item>
      </text:list>
      <text:p text:style-name="P10"/>
      <text:p text:style-name="P10"><text:tab/><text:span text:style-name="T28">fall3d </text:span><text:span text:style-name="T33">SetSrc</text:span> &lt;<text:span text:style-name="T33">scenarioname</text:span>&gt;</text:p>
      <text:p text:style-name="P10"/>
      <text:p text:style-name="P10"><text:tab/>Eg. <text:s/><text:span text:style-name="T28">fall3d </text:span><text:span text:style-name="T33">SetSrc Vesuvio1944<text:tab/></text:span></text:p>
      <text:p text:style-name="P10"/>
      <text:list xml:id="list450710601" text:continue-numbering="true" text:style-name="L9">
        <text:list-item>
          <text:p text:style-name="P85">Double click on the log file '&lt;scenarioname&gt;SetSrc.log' (eg. Vesuvio1944.Src.log) and confirm the utility was completed successfully.</text:p>
          <text:p text:style-name="P85"/>
        </text:list-item>
        <text:list-item>
          <text:p text:style-name="P85"><text:soft-page-break/>To run the utility Pub and run the fallout model type:</text:p>
        </text:list-item>
      </text:list>
      <text:p text:style-name="P10"/>
      <text:p text:style-name="P10"><text:tab/><text:span text:style-name="T28">fall3d </text:span><text:span text:style-name="T33">Pub</text:span> &lt;<text:span text:style-name="T33">scenarioname</text:span>&gt;</text:p>
      <text:p text:style-name="P10"/>
      <text:p text:style-name="P10"><text:tab/>Eg. <text:span text:style-name="T28">fall3d </text:span><text:span text:style-name="T33">Pub</text:span> <text:span text:style-name="T33">Vesuvio1944</text:span></text:p>
      <text:p text:style-name="P10"/>
      <text:list xml:id="list1198312840" text:continue-numbering="true" text:style-name="L9">
        <text:list-header>
          <text:p text:style-name="P90">Double click on the log file '&lt;scenarioname&gt;.Fall3d_ser.log' (eg. Vesuvio1944.Fall3d_ser.log) and confirm the utility was completed successfully.</text:p>
        </text:list-header>
      </text:list>
      <text:p text:style-name="P21"/>
      <text:p text:style-name="P21">This completes the modelling process. The results files are now available in the same directory as the input files. </text:p>
      <text:h text:style-name="P130" text:outline-level="2"/>
      <text:h text:style-name="P130" text:outline-level="2"/>
      <text:h text:style-name="P121" text:outline-level="1">Appendix 7 – Viewing results</text:h>
      <text:p text:style-name="P10"/>
      <text:list xml:id="list2080516346" text:style-name="WW8Num26">
        <text:list-header>
          <text:p text:style-name="P118">Fall3d-6 generates output files in netCDF format with the file extension '*.res.nc'. AIM converts the netCDF format outputs into a number of file formats including ESRI ASCII and Google Earth KML. However, there are a number of open-source freely available graphic browsers which can be used to view the netCDF filed as well as commercial GIS software. We detail the procedure for two options below: <text:s/></text:p>
          <text:p text:style-name="P118"/>
        </text:list-header>
      </text:list>
      <text:h text:style-name="Heading_20_2" text:outline-level="2">A. OPEN SOURCE – NCBROWSE</text:h>
      <text:list xml:id="list41915472" text:continue-numbering="true" text:style-name="WW8Num26">
        <text:list-header>
          <text:p text:style-name="P118"/>
          <text:p text:style-name="P118">ncBrowse is a freely available java application which can be used to view model results in netCDF format. To download ncBrowse:</text:p>
          <text:p text:style-name="P118"/>
        </text:list-header>
        <text:list-item>
          <text:p text:style-name="P102">Open an Internet browser and go to <text:s/>the website </text:p>
          <text:p text:style-name="P102"/>
          <text:p text:style-name="P102"><text:a xlink:type="simple" xlink:href="ftp://ftp.epic.noaa.gov/java/ncBrowse/install.htm"><text:span text:style-name="T63">ftp://ftp.epic.noaa.gov/java/ncBrowse/install.htm</text:span></text:a></text:p>
          <text:p text:style-name="P102"/>
        </text:list-item>
        <text:list-item>
          <text:p text:style-name="P102">Click on '<text:span text:style-name="T33">Download Installer for Windows</text:span>' at the top of the screen.</text:p>
        </text:list-item>
        <text:list-item>
          <text:p text:style-name="P102">After downloading double-click on '<text:span text:style-name="T33">install_rell_6.3.exe'</text:span> to install ncBrowse.</text:p>
        </text:list-item>
        <text:list-item>
          <text:p text:style-name="P102">Open ncBrowse.</text:p>
        </text:list-item>
        <text:list-item>
          <text:p text:style-name="P102">Select <text:span text:style-name="T28">File&gt;OpenFile</text:span> and select <text:span text:style-name="T33">merapi.res.nc </text:span></text:p>
        </text:list-item>
      </text:list>
      <text:p text:style-name="P43"/>
      <text:p text:style-name="P43">To view the topography file (the underling DEM):</text:p>
      <text:p text:style-name="P43"><text:s/></text:p>
      <text:list xml:id="list1842968601" text:continue-numbering="true" text:style-name="WW8Num26">
        <text:list-item>
          <text:p text:style-name="P102">Double-click on “<text:span text:style-name="T28">TOPOGRAPHY</text:span>” <text:s/>in the 'Select Variable For Display' window. </text:p>
        </text:list-item>
        <text:list-item>
          <text:p text:style-name="P102">The 'Domain Selector' window will open</text:p>
        </text:list-item>
        <text:list-item>
          <text:p text:style-name="P102">Check the 'Dependant Variable' boxes are checking correctly <text:s/>- 'x' for x' and 'y' for 'y' (the default is the opposite).</text:p>
        </text:list-item>
        <text:list-item>
          <text:p text:style-name="P102">Confirm that the UTM coordinates for the DEM are correct.</text:p>
        </text:list-item>
        <text:list-item>
          <text:p text:style-name="P102">Click '<text:span text:style-name="T28">Graphic Variable</text:span>'</text:p>
        </text:list-item>
      </text:list>
      <text:p text:style-name="P43"/>
      <text:p text:style-name="P43">To view volcanic ash load or volcanic ash thickness for a particular time step (i.e. end of the</text:p>
      <text:p text:style-name="P43">scenario):</text:p>
      <text:p text:style-name="P43"><text:s/></text:p>
      <text:list xml:id="list586422202" text:continue-numbering="true" text:style-name="WW8Num26">
        <text:list-item>
          <text:p text:style-name="P102">Double-click on “<text:span text:style-name="T28">LOAD</text:span>” OR “<text:span text:style-name="T28">THICKNESS</text:span>” <text:s/>in the 'Select Variable For Display' window. </text:p>
        </text:list-item>
        <text:list-item>
          <text:p text:style-name="P102">The 'Domain Selector' window will open</text:p>
        </text:list-item>
        <text:list-item>
          <text:p text:style-name="P102">Check the '<text:span text:style-name="T28">Dependant Variable</text:span>' boxes are checking correctly <text:s/>- '<text:span text:style-name="T28">x</text:span>' for <text:span text:style-name="T28">x</text:span>' and '<text:span text:style-name="T28">y'</text:span> for <text:span text:style-name="T28">'y</text:span>' (time is not a dependant variable in this case).</text:p>
        </text:list-item>
        <text:list-item>
          <text:p text:style-name="P102">Choose a start time step to view by clicking on the square symbol with three dots. This will open a new window that will have a time slider. Select the starting time (usually in hours). Recommendation: View the final time step first and work back from there. <text:s/></text:p>
        </text:list-item>
        <text:list-item>
          <text:p text:style-name="P102">Confirm that the UTM coordinates for the DEM are correct.</text:p>
        </text:list-item>
        <text:list-item>
          <text:p text:style-name="P102">Click '<text:span text:style-name="T28">Graphic Variable</text:span>'</text:p>
        </text:list-item>
      </text:list>
      <text:p text:style-name="P66"/>
      <text:p text:style-name="P66">You can create maps for each time step for volcanic ash load or volcanic ash thickness. Other outputs also include volcanic ash concentration in the atmosphere. </text:p>
      <text:p text:style-name="P66"/>
      <text:p text:style-name="P43"><text:soft-page-break/>To view the change in volcanic ash load or volcanic ash thickness over time as an animation:</text:p>
      <text:p text:style-name="P43"/>
      <text:list xml:id="list1621086309" text:style-name="L10">
        <text:list-item>
          <text:p text:style-name="P103">In the '<text:span text:style-name="T28">File Browser</text:span>' window, click on '<text:span text:style-name="T28">New Map</text:span>'</text:p>
        </text:list-item>
        <text:list-item>
          <text:p text:style-name="P103">The '<text:span text:style-name="T28">Variable Map Designer</text:span>' window will appear. <text:s text:c="2"/></text:p>
        </text:list-item>
        <text:list-item>
          <text:p text:style-name="P103">Drag '<text:span text:style-name="T28">x'</text:span> from the 'Source' field to the '<text:span text:style-name="T28">X-axis</text:span>' box in the 'Target' field. </text:p>
        </text:list-item>
        <text:list-item>
          <text:p text:style-name="P103">Drag '<text:span text:style-name="T28">y</text:span>' from the 'Source' field to the '<text:span text:style-name="T28">Y-axis</text:span>' box in the 'Target' field. <text:s/></text:p>
        </text:list-item>
        <text:list-item>
          <text:p text:style-name="P103">Drag '<text:span text:style-name="T28">LOAD</text:span>' or '<text:span text:style-name="T28">THICKNESS</text:span>' from the 'Source' field to the 'Contour' box in the 'Target' field. </text:p>
        </text:list-item>
        <text:list-item>
          <text:p text:style-name="P103">Give the new map a name in the <text:span text:style-name="T28">Variable Map Name</text:span> box at the top of the window. </text:p>
        </text:list-item>
        <text:list-item>
          <text:p text:style-name="P103">Click '<text:span text:style-name="T28">Done</text:span>'</text:p>
        </text:list-item>
        <text:list-item>
          <text:p text:style-name="P103">You will return the the '<text:span text:style-name="T28">File Browser</text:span>' window. </text:p>
        </text:list-item>
        <text:list-item>
          <text:p text:style-name="P103">Scroll down the '<text:span text:style-name="T28">Select Variable for Display</text:span>' field and double-click on the new map created (it will be displayed towards the bottom of the list). </text:p>
        </text:list-item>
        <text:list-item>
          <text:p text:style-name="P103">The '<text:span text:style-name="T28">Parameter Editor'</text:span> window will open. </text:p>
        </text:list-item>
        <text:list-item>
          <text:p text:style-name="P103">Confirm the UTM coordinates are correct.</text:p>
        </text:list-item>
        <text:list-item>
          <text:p text:style-name="P103">Set the start time (end of eruption)</text:p>
        </text:list-item>
        <text:list-item>
          <text:p text:style-name="P103">Click '<text:span text:style-name="T28">Plot</text:span>' to create a map that will be used to run the animation.</text:p>
        </text:list-item>
        <text:list-item>
          <text:p text:style-name="P103">In the '<text:span text:style-name="T28">Parameter Editor</text:span>' window click on the animation icon (film strip icon next to the start time). This will open the '<text:span text:style-name="T28">Animation Controller for time (h)</text:span>' window. </text:p>
        </text:list-item>
        <text:list-item>
          <text:p text:style-name="P103">Set the speed for the animation and press '<text:span text:style-name="T28">Play</text:span>' to run the simulation using the map created in step 29. </text:p>
          <text:p text:style-name="P119"/>
          <text:list>
            <text:list-header>
              <text:p text:style-name="P119"/>
              <text:p text:style-name="P119">The animation will loop continuously at the speed set by the user. </text:p>
            </text:list-header>
          </text:list>
        </text:list-item>
      </text:list>
      <text:h text:style-name="P133" text:outline-level="2"/>
      <text:h text:style-name="Heading_20_2" text:outline-level="2">B. commercial software – Arcgis 9.3</text:h>
      <text:p text:style-name="P26"/>
      <text:p text:style-name="P26">## insert instructions for creating maps in ArcG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5pt" fo:language="en" fo:country="AU" style:font-name-asian="Times" style:font-size-asian="10.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line-height="0.1807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20pt" style:letter-kerning="true" style:font-size-asian="20pt"/>
    </style:style>
    <style:style style:name="Heading_20_2" style:display-name="Heading 2" style:family="paragraph" style:parent-style-name="Standard" style:next-style-name="Standard" style:class="text" style:default-outline-level="2">
      <style:paragraph-properties fo:line-height="0.1807in" fo:keep-with-next="always"/>
      <style:text-properties fo:text-transform="uppercase" style:font-name="Arial" fo:font-size="9.5pt" fo:letter-spacing="0.0071in" fo:font-weight="bold" style:font-size-asian="9.5pt" style:font-weight-asian="bold"/>
    </style:style>
    <style:style style:name="Heading_20_3" style:display-name="Heading 3" style:family="paragraph" style:parent-style-name="Standard" style:next-style-name="Standard" style:class="text" style:default-outline-level="3">
      <style:paragraph-properties fo:line-height="0.1807in" fo:keep-with-next="always"/>
      <style:text-properties style:font-name="Arial" fo:font-size="10pt" fo:letter-spacing="0.0071in" fo:font-weight="bold" style:font-size-asian="10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fo:font-size="12pt" style:font-size-asian="12pt" style:font-size-complex="12pt"/>
    </style:style>
    <style:style style:name="Bullet_20_level_20_1" style:display-name="Bullet level 1" style:family="paragraph" style:parent-style-name="Standard" style:next-style-name="Standard" style:list-style-name="WW8Num1">
      <style:paragraph-properties fo:margin-left="0.1972in" fo:margin-right="0in" fo:line-height="0.1807in" fo:text-align="justify" style:justify-single-word="false" fo:text-indent="-0.1972in" style:auto-text-indent="false">
        <style:tab-stops>
          <style:tab-stop style:position="0.1972in"/>
        </style:tab-stops>
      </style:paragraph-properties>
      <style:text-properties style:font-name-asian="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fo:letter-spacing="0.0071in" fo:font-weight="bold" style:font-size-asian="8pt" style:font-weight-asian="bold" style:font-size-complex="8pt"/>
    </style:style>
    <style:style style:name="Record_20__23_" style:display-name="Record #" style:family="paragraph" style:parent-style-name="Standard">
      <style:paragraph-properties fo:line-height="0.1807in" fo:keep-with-next="always"/>
      <style:text-properties fo:text-transform="uppercase" style:font-name="Arial" fo:font-size="9.5pt" fo:letter-spacing="0.0071in" style:font-name-asian="Times New Roman" style:font-size-asian="9.5pt"/>
    </style:style>
    <style:style style:name="Bibliographic_20_ref" style:display-name="Bibliographic ref" style:family="paragraph" style:parent-style-name="Standard">
      <style:paragraph-properties fo:margin-top="0in" fo:margin-bottom="0.111in" fo:line-height="0.1807in" fo:text-align="justify" style:justify-single-word="false" fo:padding-left="0.0555in" fo:padding-right="0.0555in" fo:padding-top="0.0138in" fo:padding-bottom="0.0138in" fo:border="0.0071in solid #808080"/>
      <style:text-properties style:font-name-asian="Times New Roman"/>
    </style:style>
    <style:style style:name="Contents_20_heading" style:display-name="Contents heading" style:family="paragraph" style:parent-style-name="Standard">
      <style:paragraph-properties fo:line-height="0.1874in" fo:keep-with-next="always">
        <style:tab-stops>
          <style:tab-stop style:position="5.7098in" style:type="right" style:leader-style="dotted" style:leader-text="."/>
        </style:tab-stops>
      </style:paragraph-properties>
      <style:text-properties style:font-name="Arial" fo:font-size="9.5pt" fo:letter-spacing="0.0071in" fo:font-weight="bold" style:font-name-asian="Times New Roman" style:font-size-asian="9.5pt" style:font-weight-asian="bold"/>
    </style:style>
    <style:style style:name="Document_20_title" style:display-name="Document title" style:family="paragraph" style:parent-style-name="Standard">
      <style:paragraph-properties fo:margin-top="1.1665in" fo:margin-bottom="0in" fo:keep-with-next="always"/>
      <style:text-properties style:font-name="Arial" fo:font-size="24pt" style:font-name-asian="Times New Roman" style:font-size-asian="24pt"/>
    </style:style>
    <style:style style:name="Notes" style:family="paragraph" style:parent-style-name="Standard" style:list-style-name="WW8Num2">
      <style:paragraph-properties fo:margin-left="0.1972in" fo:margin-right="0in" fo:line-height="0.1528in" fo:text-align="justify" style:justify-single-word="false" fo:text-indent="-0.1972in" style:auto-text-indent="false" fo:padding-left="0in" fo:padding-right="0in" fo:padding-top="0.0138in" fo:padding-bottom="0in" fo:border-left="none" fo:border-right="none" fo:border-top="0.0071in solid #808080" fo:border-bottom="none">
        <style:tab-stops>
          <style:tab-stop style:position="0.1972in"/>
        </style:tab-stops>
      </style:paragraph-properties>
      <style:text-properties fo:font-size="8pt" style:font-name-asian="Times New Roman" style:font-size-asian="8pt"/>
    </style:style>
    <style:style style:name="Contents_20_body_20_text" style:display-name="Contents body text" style:family="paragraph" style:parent-style-name="Standard">
      <style:paragraph-properties fo:line-height="0.1807in" fo:text-align="justify" style:justify-single-word="false">
        <style:tab-stops>
          <style:tab-stop style:position="5.7098in" style:type="right" style:leader-style="dotted" style:leader-text="."/>
        </style:tab-stops>
      </style:paragraph-properties>
      <style:text-properties style:font-name-asian="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font-size="12pt" style:font-name-asian="Times New Roman" style:font-size-asian="12pt" style:font-size-complex="12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4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18in" style:type="right" style:leader-style="dotted" style:leader-text="."/>
        </style:tab-stops>
      </style:paragraph-properties>
    </style:style>
    <style:style style:name="WW8Num1z0" style:family="text">
      <style:text-properties style:font-name="Arial" fo:font-size="9pt" style:font-name-asian="Times" style:font-size-asian="9pt" style:font-name-complex="Times New Roman"/>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fo:font-size="10pt" style:font-size-asian="10pt"/>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style:font-name="Times New Roman" style:font-name-asian="Times"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20pt" fo:language="en" fo:country="AU" style:letter-kerning="true" style:font-name-asian="Times" style:font-size-asian="20pt" style:language-complex="ar" style:country-complex="SA"/>
    </style:style>
    <style:style style:name="Body_20_Text_20_Char" style:display-name="Body Text Char" style:family="text" style:parent-style-name="Default_20_Paragraph_20_Font">
      <style:text-properties fo:font-size="10.5pt" fo:language="en" fo:country="AU" style:font-name-asian="Times" style:font-size-asian="10.5pt" style:language-complex="ar" style:country-complex="SA"/>
    </style:style>
    <style:style style:name="Body_20_text_20_bold" style:display-name="Body text bold" style:family="text" style:parent-style-name="Default_20_Paragraph_20_Font">
      <style:text-properties fo:font-weight="bold" style:font-weight-asian="bold"/>
    </style:style>
    <style:style style:name="Body_20_text_20_italic" style:display-name="Body text italic" style:family="text" style:parent-style-name="Default_20_Paragraph_20_Font">
      <style:text-properties fo:font-style="italic" style:font-style-asian="italic"/>
    </style:style>
    <style:style style:name="Instructions" style:family="text" style:parent-style-name="Default_20_Paragraph_20_Font">
      <style:text-properties fo:color="#ff0000" style:font-name="Arial" fo:font-size="8pt" fo:font-weight="bold" style:font-size-asian="8pt" style:font-weight-asian="bold" style:font-weight-complex="bold"/>
    </style:style>
    <style:style style:name="Contents_20_body_20_text_20_Char" style:display-name="Contents body text Char" style:family="text" style:parent-style-name="Default_20_Paragraph_20_Font">
      <style:text-properties fo:font-size="10.5pt" fo:language="en" fo:country="AU" style:font-size-asian="10.5pt"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bb0000" style:text-line-through-style="none" style:text-underline-style="none"/>
    </style:style>
    <style:style style:name="icon" style:family="text" style:parent-style-name="Default_20_Paragraph_20_Font"/>
    <style:style style:name="c" style:family="text" style:parent-style-name="Default_20_Paragraph_20_Font"/>
    <style:style style:name="k" style:family="text" style:parent-style-name="Default_20_Paragraph_20_Font"/>
    <style:style style:name="o" style:family="text" style:parent-style-name="Default_20_Paragraph_20_Font"/>
    <style:style style:name="s" style:family="text" style:parent-style-name="Default_20_Paragraph_20_Font"/>
    <style:style style:name="p" style:family="text" style:parent-style-name="Default_20_Paragraph_20_Font"/>
    <style:style style:name="nn"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MP5" style:family="paragraph" style:parent-style-name="Header">
      <style:paragraph-properties fo:text-align="end" style:justify-single-word="false"/>
      <style:text-properties fo:language="zxx" fo:country="none" style:language-asian="zxx" style:country-asian="none"/>
    </style:style>
    <style:style style:name="MT1" style:family="text">
      <style:text-properties style:font-name="Times New Roman1" fo:font-size="1pt" style:font-name-asian="Times New Roman1" style:font-name-complex="Times New Roman1"/>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0.6811in" fo:margin-left="0in" fo:margin-right="0in" fo:margin-top="0.6425in" style:dynamic-spacing="true"/>
      </style:footer-style>
    </style:page-layout>
    <style:page-layout style:name="Mpm2">
      <style:page-layout-properties fo:page-width="8.2673in" fo:page-height="11.6925in" style:num-format="1" style:print-orientation="portrait" fo:margin-top="0.4917in" fo:margin-bottom="0.4917in" fo:margin-left="1.25in" fo:margin-right="1.1429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3">
      <style:page-layout-properties fo:page-width="11.6925in" fo:page-height="8.2673in" style:num-format="1" style:print-orientation="landscape" fo:margin-top="1.248in" fo:margin-bottom="1.0201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4">
      <style:page-layout-properties fo:page-width="8.2673in" fo:page-height="11.6925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5">
      <style:page-layout-properties fo:page-width="8.2673in" fo:page-height="11.6925in" style:num-format="1" style:print-orientation="portrait" fo:margin-top="1.248in" fo:margin-bottom="1.0201in" fo:margin-left="1in" fo:margin-right="1in" style:shadow="none"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draw:custom-shape text:anchor-type="char" draw:z-index="22" draw:name="PowerPlusWaterMarkObject3"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9" text:anchor-type="paragraph" svg:y="0.0008in" fo:min-width="0.0161in" draw:z-index="10"><draw:text-box fo:min-height="0.1457in"><text:p text:style-name="Footer"><text:span text:style-name="Page_20_Number"><text:page-number text:select-page="current">12</text:page-number></text:span></text:p></draw:text-box></draw:frame></text:h>
        <text:p text:style-name="Standard"/>
      </style:footer>
    </style:master-page>
    <style:master-page style:name="First_20_Page" style:display-name="First Page" style:page-layout-name="Mpm1" style:next-style-name="Standard">
      <style:header>
        <text:p text:style-name="MP5">AIM – A procedure for modelling volcanic ash hazards<draw:custom-shape text:anchor-type="char" draw:z-index="11" draw:name="PowerPlusWaterMarkObject1"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1" style:display-name="Convert 1" style:page-layout-name="Mpm2" style:next-style-name="Next_20_convert_20_1">
      <style:header>
        <text:p text:style-name="MP1"><draw:custom-shape text:anchor-type="char" draw:z-index="23" draw:name="PowerPlusWaterMarkObject1" draw:style-name="Mgr1" draw:text-style-name="MP3" svg:width="6.0425in" svg:height="2.4169in" draw:transform="skewX (-7.9054130402554E-017) rotate (0.7853981633973) translate (-0.0541666666666667in 6.1277777777777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Next_20_convert_20_1" style:display-name="Next convert 1" style:page-layout-name="Mpm2">
      <style:header>
        <text:p text:style-name="MP1"/>
      </style:header>
      <style:footer>
        <text:h text:style-name="MP4" text:outline-level="7"><draw:frame draw:style-name="Mfr1" draw:name="Frame10" text:anchor-type="paragraph" svg:y="0.0008in" fo:min-width="0.0161in" draw:z-index="0"><draw:text-box fo:min-height="0.1457in"><text:p text:style-name="Footer"><text:span text:style-name="Page_20_Number"><text:page-number text:select-page="current">12</text:page-number></text:span></text:p></draw:text-box></draw:frame></text:h>
        <text:p text:style-name="Standard"/>
      </style:footer>
    </style:master-page>
    <style:master-page style:name="Convert_20_2" style:display-name="Convert 2" style:page-layout-name="Mpm3">
      <style:header>
        <text:p text:style-name="MP1"><draw:custom-shape text:anchor-type="char" draw:z-index="25"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3" style:display-name="Convert 3" style:page-layout-name="Mpm4">
      <style:header>
        <text:p text:style-name="MP1"><draw:custom-shape text:anchor-type="char" draw:z-index="26" draw:name="PowerPlusWaterMarkObject1" draw:style-name="Mgr1" draw:text-style-name="MP3" svg:width="6.0425in" svg:height="2.4169in" draw:transform="skewX (-7.9054130402554E-017) rotate (0.7853981633973) translate (0.00833333333333333in 5.6195100612423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4" style:display-name="Convert 4" style:page-layout-name="Mpm3">
      <style:header>
        <text:p text:style-name="MP1"><draw:custom-shape text:anchor-type="char" draw:z-index="30"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5" style:display-name="Convert 5" style:page-layout-name="Mpm5">
      <style:header>
        <text:p text:style-name="MP1"><draw:custom-shape text:anchor-type="char" draw:z-index="38" draw:name="PowerPlusWaterMarkObject1" draw:style-name="Mgr1" draw:text-style-name="MP3" svg:width="6.0425in" svg:height="2.4169in" draw:transform="skewX (-7.9054130402554E-017) rotate (0.7853981633973) translate (0.142361111111111in 5.476454505686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manual – Fall3D:             Modelling volcanic ash deposition on the ground </dc:title>
    <meta:initial-creator>BEAR, Adele</meta:initial-creator>
    <meta:creation-date>2010-01-13T05:02:00</meta:creation-date>
    <dc:date>2010-05-28T12:34:32</dc:date>
    <meta:print-date>2010-01-12T13:18:00</meta:print-date>
    <meta:editing-cycles>84</meta:editing-cycles>
    <meta:editing-duration>PT106H59M08S</meta:editing-duration>
    <meta:generator>OpenOffice.org/3.0$Unix OpenOffice.org_project/300m15$Build-9379</meta:generator>
    <meta:document-statistic meta:table-count="2" meta:image-count="0" meta:object-count="1" meta:page-count="27" meta:paragraph-count="604" meta:word-count="5363" meta:character-count="38146"/>
    <meta:user-defined meta:name="Info 1"/>
    <meta:user-defined meta:name="Info 2"/>
    <meta:user-defined meta:name="Info 3"/>
    <meta:user-defined meta:name="Info 4"/>
  </office:meta>
</office:document-meta>
</file>